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color="#ffffff" style:font-name="Times New Roman1" fo:font-size="12pt" fo:font-style="normal" fo:font-weight="bold" officeooo:rsid="01e28427" officeooo:paragraph-rsid="0000d73d" fo:background-color="#00a933" style:font-size-asian="12pt" style:font-style-asian="normal" style:font-weight-asian="bold" style:font-name-complex="Times New Roman1" style:font-size-complex="12pt" style:font-style-complex="normal" style:font-weight-complex="bold"/>
    </style:style>
    <style:style style:name="P2" style:family="paragraph" style:parent-style-name="Standard">
      <style:text-properties officeooo:rsid="01f0d431" officeooo:paragraph-rsid="0000d73d"/>
    </style:style>
    <style:style style:name="P3" style:family="paragraph" style:parent-style-name="Standard">
      <style:text-properties officeooo:paragraph-rsid="0000d73d"/>
    </style:style>
    <style:style style:name="P4" style:family="paragraph" style:parent-style-name="Standard">
      <style:text-properties officeooo:paragraph-rsid="00025da2"/>
    </style:style>
    <style:style style:name="P5" style:family="paragraph" style:parent-style-name="Standard">
      <style:text-properties style:font-name="Times New Roman1" fo:font-size="12pt" fo:font-weight="normal" officeooo:rsid="01f0d431" officeooo:paragraph-rsid="0000d73d" fo:background-color="transparent" style:font-size-asian="12pt" style:font-weight-asian="normal" style:font-name-complex="Times New Roman1" style:font-size-complex="12pt" style:font-weight-complex="normal"/>
    </style:style>
    <style:style style:name="P6" style:family="paragraph" style:parent-style-name="Standard">
      <style:text-properties style:use-window-font-color="true" style:font-name="Times New Roman1" fo:font-size="12pt" fo:language="en" fo:country="GB" fo:font-weight="normal" officeooo:rsid="01f0d431" officeooo:paragraph-rsid="00025da2" fo:background-color="transparent" style:font-size-asian="12pt" style:font-weight-asian="normal" style:font-name-complex="Times New Roman1" style:font-size-complex="12pt" style:font-weight-complex="normal"/>
    </style:style>
    <style:style style:name="P7" style:family="paragraph" style:parent-style-name="Standard">
      <style:text-properties officeooo:rsid="00450383" officeooo:paragraph-rsid="00059d80"/>
    </style:style>
    <style:style style:name="P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c2d006" officeooo:paragraph-rsid="0000d73d" fo:background-color="transparent" style:font-size-asian="12pt" style:font-name-complex="Times New Roman1" style:font-size-complex="12pt"/>
    </style:style>
    <style:style style:name="P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e552ea" officeooo:paragraph-rsid="0000d73d" fo:background-color="transparent" style:font-size-asian="12pt" style:font-name-complex="Times New Roman1" style:font-size-complex="12pt"/>
    </style:style>
    <style:style style:name="P1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ff727b" officeooo:paragraph-rsid="0000d73d" fo:background-color="transparent" style:font-size-asian="12pt" style:font-name-complex="Times New Roman1" style:font-size-complex="12pt"/>
    </style:style>
    <style:style style:name="P1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f1d2b8" officeooo:paragraph-rsid="0000d73d" fo:background-color="transparent" style:font-size-asian="12pt" style:font-name-complex="Times New Roman1" style:font-size-complex="12pt"/>
    </style:style>
    <style:style style:name="P1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officeooo:rsid="01e552ea" officeooo:paragraph-rsid="0000d73d" fo:background-color="transparent" style:font-size-asian="12pt" style:font-weight-asian="bold" style:font-name-complex="Times New Roman1" style:font-size-complex="12pt" style:font-weight-complex="bold"/>
    </style:style>
    <style:style style:name="P1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officeooo:rsid="01ff727b" officeooo:paragraph-rsid="0000d73d" fo:background-color="transparent" style:font-size-asian="12pt" style:font-weight-asian="bold" style:font-name-complex="Times New Roman1" style:font-size-complex="12pt" style:font-weight-complex="bold"/>
    </style:style>
    <style:style style:name="P14"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bold" officeooo:rsid="01003434" officeooo:paragraph-rsid="0000d73d" style:font-size-asian="12pt" style:font-weight-asian="bold" style:font-name-complex="Times New Roman1" style:font-size-complex="12pt" style:font-weight-complex="bold"/>
    </style:style>
    <style:style style:name="P15" style:family="paragraph" style:parent-style-name="Standard">
      <style:paragraph-properties fo:margin-left="0in" fo:margin-right="0in" fo:margin-top="0in" fo:margin-bottom="0.0201in" loext:contextual-spacing="false" fo:line-height="200%" fo:text-align="justify" style:justify-single-word="false" fo:text-indent="0in" style:auto-text-indent="false"/>
      <style:text-properties style:font-name="Times New Roman1" fo:font-size="12pt" fo:font-weight="bold" officeooo:rsid="00450383" officeooo:paragraph-rsid="00059d80" style:font-size-asian="12pt" style:font-weight-asian="bold" style:font-name-complex="Times New Roman1" style:font-size-complex="12pt" style:font-weight-complex="bold"/>
    </style:style>
    <style:style style:name="P16"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000d73d" style:font-size-asian="12pt" style:font-weight-asian="normal" style:font-name-complex="Times New Roman1" style:font-size-complex="12pt" style:font-weight-complex="normal"/>
    </style:style>
    <style:style style:name="P1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style:text-underline-style="solid" style:text-underline-width="auto" style:text-underline-color="font-color" fo:font-weight="normal" officeooo:rsid="018fb930" officeooo:paragraph-rsid="0000d73d" fo:background-color="#ffff00" style:font-size-asian="12pt" style:font-weight-asian="normal" style:font-name-complex="Times New Roman1" style:font-size-complex="12pt" style:font-weight-complex="normal"/>
    </style:style>
    <style:style style:name="P1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4pt" fo:font-weight="normal" officeooo:rsid="00f250db" officeooo:paragraph-rsid="00025da2" style:font-size-asian="12pt" style:font-weight-asian="normal" style:font-name-complex="Times New Roman1" style:font-size-complex="12pt" style:font-weight-complex="normal"/>
    </style:style>
    <style:style style:name="P19"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fo:color="#ffffff" style:font-name="Times New Roman1" fo:font-size="12pt" fo:font-style="normal" fo:font-weight="bold" officeooo:rsid="01e28427" officeooo:paragraph-rsid="0000d73d" fo:background-color="#00a933" style:font-size-asian="12pt" style:font-style-asian="normal" style:font-weight-asian="bold" style:font-name-complex="Times New Roman1" style:font-size-complex="12pt" style:font-style-complex="normal" style:font-weight-complex="bold"/>
    </style:style>
    <style:style style:name="P20" style:family="paragraph" style:parent-style-name="Standard">
      <style:paragraph-properties fo:margin-left="0in" fo:margin-right="0in" fo:margin-top="0in" fo:margin-bottom="0.0201in" loext:contextual-spacing="false" fo:line-height="100%" fo:text-indent="0in" style:auto-text-indent="false"/>
      <style:text-properties fo:color="#ffffff" style:font-name="Times New Roman1" fo:font-size="12pt" fo:font-style="normal" style:text-underline-style="solid" style:text-underline-width="auto" style:text-underline-color="font-color" fo:font-weight="bold" officeooo:rsid="01e28427" officeooo:paragraph-rsid="0000d73d" fo:background-color="#00a933" style:font-size-asian="12pt" style:font-style-asian="normal" style:font-weight-asian="bold" style:font-name-complex="Times New Roman1" style:font-size-complex="12pt" style:font-style-complex="normal" style:font-weight-complex="bold"/>
    </style:style>
    <style:style style:name="P21" style:family="paragraph" style:parent-style-name="Standard">
      <style:paragraph-properties fo:margin-left="0in" fo:margin-right="0in" fo:margin-top="0in" fo:margin-bottom="0.0201in" loext:contextual-spacing="false" fo:line-height="100%" fo:text-indent="0in" style:auto-text-indent="false"/>
      <style:text-properties officeooo:paragraph-rsid="0000d73d"/>
    </style:style>
    <style:style style:name="P22" style:family="paragraph" style:parent-style-name="Standard">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e28427" officeooo:paragraph-rsid="0000d73d" style:font-weight-asian="bold" style:font-weight-complex="bold"/>
    </style:style>
    <style:style style:name="P23" style:family="paragraph" style:parent-style-name="Standard">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038f15" officeooo:paragraph-rsid="0000d73d" style:font-weight-asian="bold" style:font-weight-complex="bold"/>
    </style:style>
    <style:style style:name="P24" style:family="paragraph" style:parent-style-name="Standard">
      <style:paragraph-properties fo:margin-left="0in" fo:margin-right="0in" fo:margin-top="0in" fo:margin-bottom="0.0201in" loext:contextual-spacing="false" fo:line-height="100%" fo:text-indent="0in" style:auto-text-indent="false"/>
      <style:text-properties officeooo:rsid="01038f15" officeooo:paragraph-rsid="0000d73d"/>
    </style:style>
    <style:style style:name="P25" style:family="paragraph" style:parent-style-name="Standard">
      <style:paragraph-properties fo:margin-left="0in" fo:margin-right="0in" fo:margin-top="0in" fo:margin-bottom="0.0201in" loext:contextual-spacing="false" fo:line-height="100%" fo:text-indent="0in" style:auto-text-indent="false"/>
      <style:text-properties officeooo:rsid="01e6ec8e" officeooo:paragraph-rsid="0000d73d"/>
    </style:style>
    <style:style style:name="P26"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e552ea" officeooo:paragraph-rsid="0000d73d" fo:background-color="transparent" style:font-size-asian="12pt" style:font-weight-asian="normal" style:font-name-complex="Times New Roman1" style:font-size-complex="12pt" style:font-weight-complex="normal"/>
    </style:style>
    <style:style style:name="P27"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fo:font-weight="normal" officeooo:rsid="01e552ea" officeooo:paragraph-rsid="0000d73d" fo:background-color="transparent" style:font-size-asian="12pt" style:font-weight-asian="normal" style:font-name-complex="Times New Roman2" style:font-size-complex="12pt" style:font-weight-complex="normal"/>
    </style:style>
    <style:style style:name="P28"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fo:font-weight="bold" officeooo:rsid="01e552ea" officeooo:paragraph-rsid="0000d73d" fo:background-color="transparent" style:font-size-asian="12pt" style:font-weight-asian="bold" style:font-name-complex="Times New Roman2" style:font-size-complex="12pt" style:font-weight-complex="bold"/>
    </style:style>
    <style:style style:name="P29"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style:text-underline-style="solid" style:text-underline-width="auto" style:text-underline-color="font-color" fo:font-weight="normal" officeooo:rsid="018fb930" officeooo:paragraph-rsid="0000d73d" fo:background-color="#ffff00" style:font-size-asian="12pt" style:font-weight-asian="normal" style:font-name-complex="Times New Roman2" style:font-size-complex="12pt" style:font-weight-complex="normal"/>
    </style:style>
    <style:style style:name="P30"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officeooo:rsid="01f1d2b8" officeooo:paragraph-rsid="0000d73d" fo:background-color="transparent" style:font-size-asian="12pt" style:font-name-complex="Times New Roman2" style:font-size-complex="12pt"/>
    </style:style>
    <style:style style:name="P31" style:family="paragraph" style:parent-style-name="Standard_20__28_user_29_">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038f15" officeooo:paragraph-rsid="0000d73d" style:font-weight-asian="bold" style:font-weight-complex="bold"/>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7bd1c8" officeooo:paragraph-rsid="00025da2" fo:background-color="#fff200" style:font-size-asian="12pt" style:font-weight-asian="normal" style:font-name-complex="Times New Roman1" style:font-size-complex="12pt" style:font-weight-complex="normal"/>
    </style:style>
    <style:style style:name="P33"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f250db" officeooo:paragraph-rsid="00025da2" fo:background-color="#fff200" style:font-size-asian="12pt" style:font-weight-asian="normal" style:font-name-complex="Times New Roman1" style:font-size-complex="12pt" style:font-weight-complex="normal"/>
    </style:style>
    <style:style style:name="P34"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normal" fo:font-weight="normal" officeooo:rsid="01a85698" officeooo:paragraph-rsid="00025da2" fo:background-color="transparent" style:font-size-asian="12pt" style:font-style-asian="normal" style:font-weight-asian="normal" style:font-name-complex="Times New Roman1" style:font-size-complex="12pt" style:font-style-complex="normal" style:font-weight-complex="normal"/>
    </style:style>
    <style:style style:name="P35"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1" fo:font-size="12pt" fo:language="en" fo:country="GB" fo:font-weight="normal" officeooo:rsid="00286f68" officeooo:paragraph-rsid="00025da2" fo:background-color="transparent" style:font-size-asian="12pt" style:font-weight-asian="normal" style:font-name-complex="Times New Roman1" style:font-size-complex="12pt" style:font-weight-complex="normal"/>
    </style:style>
    <style:style style:name="P36"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1" fo:font-size="12pt" fo:language="en" fo:country="GB" fo:font-weight="bold" officeooo:rsid="00030298" officeooo:paragraph-rsid="00030298" fo:background-color="transparent"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1" fo:font-size="12pt" fo:language="en" fo:country="GB" fo:font-style="normal" fo:font-weight="normal" officeooo:rsid="014fb730" officeooo:paragraph-rsid="00030298" fo:background-color="#ffffff" style:font-size-asian="12pt" style:font-style-asian="normal" style:font-weight-asian="normal" style:font-name-complex="Times New Roman1" style:font-size-complex="12pt" style:font-style-complex="normal" style:font-weight-complex="normal"/>
    </style:style>
    <style:style style:name="P38"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fo:font-style="italic" officeooo:paragraph-rsid="00025da2" style:font-style-asian="italic" style:font-name-complex="Times New Roman1" style:font-style-complex="italic"/>
    </style:style>
    <style:style style:name="P39"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officeooo:paragraph-rsid="00025da2" style:font-name-complex="Times New Roman1"/>
    </style:style>
    <style:style style:name="P40" style:family="paragraph" style:parent-style-name="Text_20_body">
      <style:paragraph-properties fo:margin-left="0in" fo:margin-right="0in" fo:margin-top="0in" fo:margin-bottom="0in" loext:contextual-spacing="false" fo:line-height="100%" fo:text-indent="0in" style:auto-text-indent="false"/>
      <style:text-properties officeooo:paragraph-rsid="00025da2"/>
    </style:style>
    <style:style style:name="P41" style:family="paragraph" style:parent-style-name="Standard_20__28_user_29_">
      <style:text-properties style:font-name="Times New Roman" officeooo:paragraph-rsid="0000d73d" style:font-name-complex="Times New Roman2"/>
    </style:style>
    <style:style style:name="P42" style:family="paragraph" style:parent-style-name="Standard_20__28_user_29_">
      <style:text-properties officeooo:paragraph-rsid="0000d73d"/>
    </style:style>
    <style:style style:name="P43" style:family="paragraph" style:parent-style-name="annotation_20_text">
      <style:text-properties fo:font-size="12pt" officeooo:paragraph-rsid="0000d73d" style:font-size-asian="12pt" style:font-size-complex="11pt"/>
    </style:style>
    <style:style style:name="P44" style:family="paragraph" style:parent-style-name="annotation_20_text">
      <style:text-properties fo:font-size="12pt" officeooo:paragraph-rsid="00025da2" style:font-size-asian="12pt" style:font-size-complex="11pt"/>
    </style:style>
    <style:style style:name="P45" style:family="paragraph" style:parent-style-name="annotation_20_text">
      <style:text-properties officeooo:paragraph-rsid="0000d73d"/>
    </style:style>
    <style:style style:name="P46" style:family="paragraph" style:parent-style-name="annotation_20_text">
      <style:text-properties style:use-window-font-color="true" style:font-name="Times New Roman1" fo:language="en" fo:country="GB" fo:font-weight="normal" officeooo:rsid="013196c6" officeooo:paragraph-rsid="00025da2" style:font-weight-asian="normal" style:font-name-complex="Times New Roman1" style:font-weight-complex="normal"/>
    </style:style>
    <style:style style:name="P47" style:family="paragraph" style:parent-style-name="annotation_20_text">
      <style:text-properties officeooo:paragraph-rsid="00025da2"/>
    </style:style>
    <style:style style:name="P48" style:family="paragraph" style:parent-style-name="annotation_20_text">
      <style:paragraph-properties fo:margin-left="0in" fo:margin-right="0in" fo:margin-top="0in" fo:margin-bottom="0.0201in" loext:contextual-spacing="false" fo:line-height="100%" fo:text-indent="0in" style:auto-text-indent="false"/>
      <style:text-properties style:font-name="Times New Roman1" fo:font-size="12pt" officeooo:rsid="01f1d2b8" officeooo:paragraph-rsid="0000d73d" fo:background-color="transparent" style:font-size-asian="12pt" style:font-name-complex="Times New Roman1" style:font-size-complex="12pt"/>
    </style:style>
    <style:style style:name="T1" style:family="text">
      <style:text-properties fo:color="#ffffff" fo:font-style="normal" fo:font-weight="bold" officeooo:rsid="01e28427" fo:background-color="#00a933" loext:char-shading-value="0" style:font-style-asian="normal" style:font-weight-asian="bold" style:font-style-complex="normal" style:font-weight-complex="bold"/>
    </style:style>
    <style:style style:name="T2" style:family="text">
      <style:text-properties fo:color="#ffffff" fo:font-style="normal" fo:font-weight="bold" officeooo:rsid="02014dab" fo:background-color="#00a933" loext:char-shading-value="0" style:font-style-asian="normal" style:font-weight-asian="bold" style:font-style-complex="normal" style:font-weight-complex="bold"/>
    </style:style>
    <style:style style:name="T3" style:family="text">
      <style:text-properties fo:color="#ffffff" fo:font-style="normal" fo:font-weight="bold" officeooo:rsid="01e28427" fo:background-color="#ffffff" loext:char-shading-value="0" style:font-style-asian="normal" style:font-weight-asian="bold" style:font-style-complex="normal" style:font-weight-complex="bold"/>
    </style:style>
    <style:style style:name="T4" style:family="text">
      <style:text-properties fo:color="#ffffff" fo:font-style="normal" officeooo:rsid="01e28427" fo:background-color="#00a933" loext:char-shading-value="0" style:font-style-asian="normal" style:font-style-complex="normal"/>
    </style:style>
    <style:style style:name="T5" style:family="text">
      <style:text-properties fo:color="#ffffff" fo:font-style="normal" officeooo:rsid="01e28427" fo:background-color="transparent" loext:char-shading-value="0" style:font-style-asian="normal" style:font-style-complex="normal"/>
    </style:style>
    <style:style style:name="T6" style:family="text">
      <style:text-properties fo:color="#ffffff" fo:background-color="#800000" loext:char-shading-value="0" style:font-size-complex="11pt"/>
    </style:style>
    <style:style style:name="T7" style:family="text">
      <style:text-properties fo:color="#ffffff" style:font-name="Times New Roman1" fo:font-size="12pt" fo:font-style="normal" fo:font-weight="bold" officeooo:rsid="01e28427" fo:background-color="#00a933" loext:char-shading-value="0" style:font-size-asian="12pt" style:font-style-asian="normal" style:font-weight-asian="bold" style:font-name-complex="Times New Roman1" style:font-size-complex="12pt" style:font-style-complex="normal" style:font-weight-complex="bold"/>
    </style:style>
    <style:style style:name="T8" style:family="text">
      <style:text-properties fo:color="#ffffff" style:font-name="Times New Roman1" fo:font-size="12pt" fo:font-style="normal" fo:font-weight="bold" officeooo:rsid="01e28427" fo:background-color="#ffffff" loext:char-shading-value="0" style:font-size-asian="12pt" style:font-style-asian="normal" style:font-weight-asian="bold" style:font-name-complex="Times New Roman1" style:font-size-complex="12pt" style:font-style-complex="normal" style:font-weight-complex="bold"/>
    </style:style>
    <style:style style:name="T9" style:family="text">
      <style:text-properties fo:color="#ffffff" style:font-name="Times New Roman1" fo:font-size="12pt" fo:font-style="normal" fo:font-weight="bold" officeooo:rsid="01e28427" fo:background-color="transparent" loext:char-shading-value="0" style:font-size-asian="12pt" style:font-style-asian="normal" style:font-weight-asian="bold" style:font-name-complex="Times New Roman1" style:font-size-complex="12pt" style:font-style-complex="normal" style:font-weight-complex="bold"/>
    </style:style>
    <style:style style:name="T10" style:family="text">
      <style:text-properties fo:color="#ffffff" style:font-name="Times New Roman1" fo:font-size="12pt" fo:font-style="normal" fo:font-weight="bold" officeooo:rsid="01a91b7f" fo:background-color="#2a6099" loext:char-shading-value="0" style:font-size-asian="12pt" style:font-style-asian="normal" style:font-weight-asian="bold" style:font-name-complex="Times New Roman1" style:font-size-complex="12pt" style:font-style-complex="normal" style:font-weight-complex="bold"/>
    </style:style>
    <style:style style:name="T11" style:family="text">
      <style:text-properties fo:color="#ffffff" style:font-name="Times New Roman1" fo:font-size="12pt" fo:font-style="normal" fo:font-weight="bold" officeooo:rsid="01ac455b" fo:background-color="#2a6099" loext:char-shading-value="0" style:font-size-asian="12pt" style:font-style-asian="normal" style:font-weight-asian="bold" style:font-name-complex="Times New Roman1" style:font-size-complex="12pt" style:font-style-complex="normal" style:font-weight-complex="bold"/>
    </style:style>
    <style:style style:name="T12" style:family="text">
      <style:text-properties fo:color="#ffffff" style:font-name="Times New Roman1" fo:font-size="12pt" fo:font-style="normal" fo:font-weight="normal" officeooo:rsid="01a91b7f" fo:background-color="#2a6099" loext:char-shading-value="0" style:font-size-asian="12pt" style:font-style-asian="normal" style:font-weight-asian="normal" style:font-name-complex="Times New Roman1" style:font-size-complex="12pt" style:font-style-complex="normal" style:font-weight-complex="normal"/>
    </style:style>
    <style:style style:name="T13" style:family="text">
      <style:text-properties fo:color="#ffffff" style:font-name="Times New Roman1" fo:font-size="12pt" fo:font-style="normal" fo:background-color="#00a933" loext:char-shading-value="0" style:font-size-asian="12pt" style:font-style-asian="normal" style:font-name-complex="Times New Roman1" style:font-size-complex="12pt" style:font-style-complex="normal"/>
    </style:style>
    <style:style style:name="T14" style:family="text">
      <style:text-properties fo:color="#ffffff" fo:font-size="12pt" fo:background-color="#800000" loext:char-shading-value="0" style:font-size-asian="12pt" style:font-size-complex="11pt"/>
    </style:style>
    <style:style style:name="T15" style:family="text">
      <style:text-properties fo:color="#ffffff" fo:font-weight="bold" officeooo:rsid="01e28427" fo:background-color="#00a933" loext:char-shading-value="0" style:font-weight-asian="bold" style:font-weight-complex="bold"/>
    </style:style>
    <style:style style:name="T16" style:family="text">
      <style:text-properties fo:color="#ffffff" fo:font-weight="bold" officeooo:rsid="01e28427" fo:background-color="#ffffff" loext:char-shading-value="0" style:font-weight-asian="bold" style:font-weight-complex="bold"/>
    </style:style>
    <style:style style:name="T17" style:family="text">
      <style:text-properties fo:color="#ffffff" fo:font-weight="bold" officeooo:rsid="01a91b7f" fo:background-color="#2a6099" loext:char-shading-value="0" style:font-weight-asian="bold" style:font-weight-complex="bold"/>
    </style:style>
    <style:style style:name="T18" style:family="text">
      <style:text-properties fo:color="#ffffff" officeooo:rsid="01a91b7f" fo:background-color="#2a6099" loext:char-shading-value="0"/>
    </style:style>
    <style:style style:name="T19" style:family="text">
      <style:text-properties fo:font-weight="bold" style:font-weight-asian="bold" style:font-weight-complex="bold"/>
    </style:style>
    <style:style style:name="T20" style:family="text">
      <style:text-properties fo:font-weight="bold" officeooo:rsid="000913a0" style:font-weight-asian="bold" style:font-weight-complex="bold"/>
    </style:style>
    <style:style style:name="T21" style:family="text">
      <style:text-properties fo:font-weight="bold" officeooo:rsid="000a8167" style:font-weight-asian="bold" style:font-weight-complex="bold"/>
    </style:style>
    <style:style style:name="T22" style:family="text">
      <style:text-properties fo:font-weight="bold" officeooo:rsid="000cde3c" style:font-weight-asian="bold" style:font-weight-complex="bold"/>
    </style:style>
    <style:style style:name="T23" style:family="text">
      <style:text-properties style:font-name="Times New Roman" style:font-name-complex="Times New Roman2"/>
    </style:style>
    <style:style style:name="T24" style:family="text">
      <style:text-properties style:font-name="Times New Roman" officeooo:rsid="000913a0" style:font-name-complex="Times New Roman2"/>
    </style:style>
    <style:style style:name="T25" style:family="text">
      <style:text-properties style:font-name="Times New Roman" officeooo:rsid="000cde3c" style:font-name-complex="Times New Roman2"/>
    </style:style>
    <style:style style:name="T26" style:family="text">
      <style:text-properties style:font-name="Times New Roman" fo:font-weight="bold" style:font-weight-asian="bold" style:font-name-complex="Times New Roman2" style:font-weight-complex="bold"/>
    </style:style>
    <style:style style:name="T27" style:family="text">
      <style:text-properties style:font-name="Times New Roman" fo:font-size="12pt" fo:font-weight="normal" officeooo:rsid="018fb930" fo:background-color="#ffff00" loext:char-shading-value="0" style:font-size-asian="12pt" style:font-weight-asian="normal" style:font-name-complex="Times New Roman2" style:font-size-complex="12pt" style:font-weight-complex="normal"/>
    </style:style>
    <style:style style:name="T28" style:family="text">
      <style:text-properties officeooo:rsid="025efea2"/>
    </style:style>
    <style:style style:name="T29" style:family="text">
      <style:text-properties officeooo:rsid="01c7fb22"/>
    </style:style>
    <style:style style:name="T30" style:family="text">
      <style:text-properties style:font-size-complex="11pt"/>
    </style:style>
    <style:style style:name="T31" style:family="text">
      <style:text-properties fo:font-weight="normal" style:font-weight-asian="normal" style:font-weight-complex="normal"/>
    </style:style>
    <style:style style:name="T32" style:family="text">
      <style:text-properties style:font-name="Times New Roman1" fo:font-size="12pt" fo:background-color="transparent" loext:char-shading-value="0" style:font-size-asian="12pt" style:font-name-complex="Times New Roman1" style:font-size-complex="12pt"/>
    </style:style>
    <style:style style:name="T33" style:family="text">
      <style:text-properties style:font-name="Times New Roman1" fo:font-size="12pt" officeooo:rsid="01f1d2b8" fo:background-color="transparent" loext:char-shading-value="0" style:font-size-asian="12pt" style:font-name-complex="Times New Roman1" style:font-size-complex="12pt"/>
    </style:style>
    <style:style style:name="T34" style:family="text">
      <style:text-properties style:font-name="Times New Roman1" fo:font-size="12pt" officeooo:rsid="01f1f7b2" fo:background-color="transparent" loext:char-shading-value="0" style:font-size-asian="12pt" style:font-name-complex="Times New Roman1" style:font-size-complex="12pt"/>
    </style:style>
    <style:style style:name="T35" style:family="text">
      <style:text-properties style:font-name="Times New Roman1" fo:font-size="12pt" officeooo:rsid="017f75ff" fo:background-color="transparent" loext:char-shading-value="0" style:font-size-asian="12pt" style:font-name-complex="Times New Roman1" style:font-size-complex="12pt"/>
    </style:style>
    <style:style style:name="T36" style:family="text">
      <style:text-properties style:font-name="Times New Roman1" fo:font-size="12pt" officeooo:rsid="017c1c12" fo:background-color="transparent" loext:char-shading-value="0" style:font-size-asian="12pt" style:font-name-complex="Times New Roman1" style:font-size-complex="12pt"/>
    </style:style>
    <style:style style:name="T37" style:family="text">
      <style:text-properties style:font-name="Times New Roman1" fo:font-size="12pt" officeooo:rsid="018a2bb1" fo:background-color="transparent" loext:char-shading-value="0" style:font-size-asian="12pt" style:font-name-complex="Times New Roman1" style:font-size-complex="12pt"/>
    </style:style>
    <style:style style:name="T38" style:family="text">
      <style:text-properties style:font-name="Times New Roman1" fo:font-size="12pt" officeooo:rsid="0183f92f" fo:background-color="transparent" loext:char-shading-value="0" style:font-size-asian="12pt" style:font-name-complex="Times New Roman1" style:font-size-complex="12pt"/>
    </style:style>
    <style:style style:name="T39" style:family="text">
      <style:text-properties style:font-name="Times New Roman1" fo:font-size="12pt" officeooo:rsid="01436afc" fo:background-color="transparent" loext:char-shading-value="0" style:font-size-asian="12pt" style:font-name-complex="Times New Roman1" style:font-size-complex="12pt"/>
    </style:style>
    <style:style style:name="T40" style:family="text">
      <style:text-properties style:font-name="Times New Roman1" fo:font-size="12pt" officeooo:rsid="01a54daa" fo:background-color="transparent" loext:char-shading-value="0" style:font-size-asian="12pt" style:font-name-complex="Times New Roman1" style:font-size-complex="12pt"/>
    </style:style>
    <style:style style:name="T41" style:family="text">
      <style:text-properties style:font-name="Times New Roman1" fo:font-size="12pt" officeooo:rsid="013e7b63" fo:background-color="transparent" loext:char-shading-value="0" style:font-size-asian="12pt" style:font-name-complex="Times New Roman1" style:font-size-complex="12pt"/>
    </style:style>
    <style:style style:name="T42" style:family="text">
      <style:text-properties style:font-name="Times New Roman1" fo:font-size="12pt" officeooo:rsid="0192b4e9" fo:background-color="transparent" loext:char-shading-value="0" style:font-size-asian="12pt" style:font-name-complex="Times New Roman1" style:font-size-complex="12pt"/>
    </style:style>
    <style:style style:name="T43" style:family="text">
      <style:text-properties style:font-name="Times New Roman1" fo:font-size="12pt" officeooo:rsid="0157eac2" fo:background-color="transparent" loext:char-shading-value="0" style:font-size-asian="12pt" style:font-name-complex="Times New Roman1" style:font-size-complex="12pt"/>
    </style:style>
    <style:style style:name="T44" style:family="text">
      <style:text-properties style:font-name="Times New Roman1" fo:font-size="12pt" officeooo:rsid="01472642" fo:background-color="transparent" loext:char-shading-value="0" style:font-size-asian="12pt" style:font-name-complex="Times New Roman1" style:font-size-complex="12pt"/>
    </style:style>
    <style:style style:name="T45" style:family="text">
      <style:text-properties style:font-name="Times New Roman1" fo:font-size="12pt" officeooo:rsid="0196e4b8" fo:background-color="transparent" loext:char-shading-value="0" style:font-size-asian="12pt" style:font-name-complex="Times New Roman1" style:font-size-complex="12pt"/>
    </style:style>
    <style:style style:name="T46" style:family="text">
      <style:text-properties style:font-name="Times New Roman1" fo:font-size="12pt" officeooo:rsid="017b7cb5" fo:background-color="transparent" loext:char-shading-value="0" style:font-size-asian="12pt" style:font-name-complex="Times New Roman1" style:font-size-complex="12pt"/>
    </style:style>
    <style:style style:name="T47" style:family="text">
      <style:text-properties style:font-name="Times New Roman1" fo:font-size="12pt" officeooo:rsid="013dde97" fo:background-color="transparent" loext:char-shading-value="0" style:font-size-asian="12pt" style:font-name-complex="Times New Roman1" style:font-size-complex="12pt"/>
    </style:style>
    <style:style style:name="T48" style:family="text">
      <style:text-properties style:font-name="Times New Roman1" fo:font-size="12pt" officeooo:rsid="0149f137" fo:background-color="transparent" loext:char-shading-value="0" style:font-size-asian="12pt" style:font-name-complex="Times New Roman1" style:font-size-complex="12pt"/>
    </style:style>
    <style:style style:name="T49" style:family="text">
      <style:text-properties style:font-name="Times New Roman1" fo:font-size="12pt" officeooo:rsid="01dd75ec" fo:background-color="transparent" loext:char-shading-value="0" style:font-size-asian="12pt" style:font-name-complex="Times New Roman1" style:font-size-complex="12pt"/>
    </style:style>
    <style:style style:name="T50" style:family="text">
      <style:text-properties style:font-name="Times New Roman1" fo:font-size="12pt" officeooo:rsid="015981ed" fo:background-color="transparent" loext:char-shading-value="0" style:font-size-asian="12pt" style:font-name-complex="Times New Roman1" style:font-size-complex="12pt"/>
    </style:style>
    <style:style style:name="T51" style:family="text">
      <style:text-properties style:font-name="Times New Roman1" fo:font-size="12pt" officeooo:rsid="01c97b87" fo:background-color="transparent" loext:char-shading-value="0" style:font-size-asian="12pt" style:font-name-complex="Times New Roman1" style:font-size-complex="12pt"/>
    </style:style>
    <style:style style:name="T52" style:family="text">
      <style:text-properties style:font-name="Times New Roman1" fo:font-size="12pt" officeooo:rsid="01e28427" fo:background-color="transparent" loext:char-shading-value="0" style:font-size-asian="12pt" style:font-name-complex="Times New Roman1" style:font-size-complex="12pt"/>
    </style:style>
    <style:style style:name="T53" style:family="text">
      <style:text-properties style:font-name="Times New Roman1" fo:font-size="12pt" officeooo:rsid="014bd2b9" fo:background-color="transparent" loext:char-shading-value="0" style:font-size-asian="12pt" style:font-name-complex="Times New Roman1" style:font-size-complex="12pt"/>
    </style:style>
    <style:style style:name="T54" style:family="text">
      <style:text-properties style:font-name="Times New Roman1" fo:font-size="12pt" officeooo:rsid="015b8280" fo:background-color="transparent" loext:char-shading-value="0" style:font-size-asian="12pt" style:font-name-complex="Times New Roman1" style:font-size-complex="12pt"/>
    </style:style>
    <style:style style:name="T55" style:family="text">
      <style:text-properties style:font-name="Times New Roman1" fo:font-size="12pt" officeooo:rsid="015c8c2c" fo:background-color="transparent" loext:char-shading-value="0" style:font-size-asian="12pt" style:font-name-complex="Times New Roman1" style:font-size-complex="12pt"/>
    </style:style>
    <style:style style:name="T56" style:family="text">
      <style:text-properties style:font-name="Times New Roman1" fo:font-size="12pt" officeooo:rsid="01e8c738" fo:background-color="transparent" loext:char-shading-value="0" style:font-size-asian="12pt" style:font-name-complex="Times New Roman1" style:font-size-complex="12pt"/>
    </style:style>
    <style:style style:name="T57" style:family="text">
      <style:text-properties style:font-name="Times New Roman1" fo:font-size="12pt" officeooo:rsid="01ea73d9" fo:background-color="transparent" loext:char-shading-value="0" style:font-size-asian="12pt" style:font-name-complex="Times New Roman1" style:font-size-complex="12pt"/>
    </style:style>
    <style:style style:name="T58" style:family="text">
      <style:text-properties style:font-name="Times New Roman1" fo:font-size="12pt" officeooo:rsid="01f0d431" fo:background-color="transparent" loext:char-shading-value="0" style:font-size-asian="12pt" style:font-name-complex="Times New Roman1" style:font-size-complex="12pt"/>
    </style:style>
    <style:style style:name="T59" style:family="text">
      <style:text-properties style:font-name="Times New Roman1" fo:font-size="12pt" officeooo:rsid="0115987d" fo:background-color="transparent" loext:char-shading-value="0" style:font-size-asian="12pt" style:font-name-complex="Times New Roman1" style:font-size-complex="12pt"/>
    </style:style>
    <style:style style:name="T60" style:family="text">
      <style:text-properties style:font-name="Times New Roman1" fo:font-size="12pt" officeooo:rsid="01e6ec8e" fo:background-color="transparent" loext:char-shading-value="0" style:font-size-asian="12pt" style:font-name-complex="Times New Roman1" style:font-size-complex="12pt"/>
    </style:style>
    <style:style style:name="T61" style:family="text">
      <style:text-properties style:font-name="Times New Roman1" fo:font-size="12pt" fo:font-weight="bold" officeooo:rsid="018a2bb1" fo:background-color="#ffff00" loext:char-shading-value="0" style:font-size-asian="12pt" style:font-weight-asian="bold" style:font-name-complex="Times New Roman1" style:font-size-complex="12pt" style:font-weight-complex="bold"/>
    </style:style>
    <style:style style:name="T62" style:family="text">
      <style:text-properties style:font-name="Times New Roman1" fo:font-size="12pt" fo:font-weight="bold" officeooo:rsid="017b7cb5" fo:background-color="#ffff00" loext:char-shading-value="0" style:font-size-asian="12pt" style:font-weight-asian="bold" style:font-name-complex="Times New Roman1" style:font-size-complex="12pt" style:font-weight-complex="bold"/>
    </style:style>
    <style:style style:name="T63" style:family="text">
      <style:text-properties style:font-name="Times New Roman1" fo:font-size="12pt" fo:font-weight="bold" officeooo:rsid="01890611" fo:background-color="#ffff00" loext:char-shading-value="0" style:font-size-asian="12pt" style:font-weight-asian="bold" style:font-name-complex="Times New Roman1" style:font-size-complex="12pt" style:font-weight-complex="bold"/>
    </style:style>
    <style:style style:name="T64" style:family="text">
      <style:text-properties style:font-name="Times New Roman1" fo:font-size="12pt" fo:font-weight="bold" officeooo:rsid="01890611" fo:background-color="#fff200" loext:char-shading-value="0" style:font-size-asian="12pt" style:font-weight-asian="bold" style:font-name-complex="Times New Roman1" style:font-size-complex="12pt" style:font-weight-complex="bold"/>
    </style:style>
    <style:style style:name="T65" style:family="text">
      <style:text-properties style:font-name="Times New Roman1" fo:font-size="12pt" fo:font-weight="bold" officeooo:rsid="019c0c77" fo:background-color="#fff200" loext:char-shading-value="0" style:font-size-asian="12pt" style:font-weight-asian="bold" style:font-name-complex="Times New Roman1" style:font-size-complex="12pt" style:font-weight-complex="bold"/>
    </style:style>
    <style:style style:name="T66" style:family="text">
      <style:text-properties style:font-name="Times New Roman1" fo:font-size="12pt" fo:font-weight="bold" officeooo:rsid="01a0911a" fo:background-color="#fff200" loext:char-shading-value="0" style:font-size-asian="12pt" style:font-weight-asian="bold" style:font-name-complex="Times New Roman1" style:font-size-complex="12pt" style:font-weight-complex="bold"/>
    </style:style>
    <style:style style:name="T67" style:family="text">
      <style:text-properties style:font-name="Times New Roman1" fo:font-size="12pt" fo:font-weight="bold" fo:background-color="transparent" loext:char-shading-value="0" style:font-size-asian="12pt" style:font-weight-asian="bold" style:font-name-complex="Times New Roman1" style:font-size-complex="12pt" style:font-weight-complex="bold"/>
    </style:style>
    <style:style style:name="T68" style:family="text">
      <style:text-properties style:font-name="Times New Roman1" fo:font-size="12pt" fo:font-weight="bold" officeooo:rsid="01436afc" fo:background-color="transparent" loext:char-shading-value="0" style:font-size-asian="12pt" style:font-weight-asian="bold" style:font-name-complex="Times New Roman1" style:font-size-complex="12pt" style:font-weight-complex="bold"/>
    </style:style>
    <style:style style:name="T69" style:family="text">
      <style:text-properties style:font-name="Times New Roman1" fo:font-size="12pt" fo:font-weight="bold" officeooo:rsid="0196e4b8" fo:background-color="transparent" loext:char-shading-value="0" style:font-size-asian="12pt" style:font-weight-asian="bold" style:font-name-complex="Times New Roman1" style:font-size-complex="12pt" style:font-weight-complex="bold"/>
    </style:style>
    <style:style style:name="T70" style:family="text">
      <style:text-properties style:font-name="Times New Roman1" fo:font-size="12pt" fo:font-weight="bold" officeooo:rsid="015981ed" fo:background-color="transparent" loext:char-shading-value="0" style:font-size-asian="12pt" style:font-weight-asian="bold" style:font-name-complex="Times New Roman1" style:font-size-complex="12pt" style:font-weight-complex="bold"/>
    </style:style>
    <style:style style:name="T71" style:family="text">
      <style:text-properties style:font-name="Times New Roman1" fo:font-size="12pt" fo:font-weight="bold" officeooo:rsid="01e6ec8e" fo:background-color="transparent" loext:char-shading-value="0" style:font-size-asian="12pt" style:font-weight-asian="bold" style:font-name-complex="Times New Roman1" style:font-size-complex="12pt" style:font-weight-complex="bold"/>
    </style:style>
    <style:style style:name="T72" style:family="text">
      <style:text-properties style:font-name="Times New Roman1" fo:font-size="12pt" fo:font-weight="bold" officeooo:rsid="01f1d2b8" fo:background-color="transparent" loext:char-shading-value="0" style:font-size-asian="12pt" style:font-weight-asian="bold" style:font-name-complex="Times New Roman1" style:font-size-complex="12pt" style:font-weight-complex="bold"/>
    </style:style>
    <style:style style:name="T73" style:family="text">
      <style:text-properties style:font-name="Times New Roman1" fo:font-size="12pt" style:text-underline-style="solid" style:text-underline-width="auto" style:text-underline-color="font-color" officeooo:rsid="0127c2ca" fo:background-color="transparent" loext:char-shading-value="0" style:font-size-asian="12pt" style:font-name-complex="Times New Roman1" style:font-size-complex="12pt"/>
    </style:style>
    <style:style style:name="T74" style:family="text">
      <style:text-properties style:font-name="Times New Roman1" fo:font-size="12pt" style:text-underline-style="solid" style:text-underline-width="auto" style:text-underline-color="font-color" officeooo:rsid="0196e4b8" fo:background-color="transparent" loext:char-shading-value="0" style:font-size-asian="12pt" style:font-name-complex="Times New Roman1" style:font-size-complex="12pt"/>
    </style:style>
    <style:style style:name="T75" style:family="text">
      <style:text-properties style:font-name="Times New Roman1" fo:font-size="12pt" style:text-underline-style="solid" style:text-underline-width="auto" style:text-underline-color="font-color" officeooo:rsid="0198b663" fo:background-color="transparent" loext:char-shading-value="0" style:font-size-asian="12pt" style:font-name-complex="Times New Roman1" style:font-size-complex="12pt"/>
    </style:style>
    <style:style style:name="T76" style:family="text">
      <style:text-properties style:font-name="Times New Roman1" fo:font-size="12pt" fo:font-style="normal" fo:font-weight="normal" officeooo:rsid="01038f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77" style:family="text">
      <style:text-properties style:font-name="Times New Roman1" fo:font-size="12pt" fo:font-style="normal" fo:font-weight="normal" officeooo:rsid="01a6685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78" style:family="text">
      <style:text-properties style:font-name="Times New Roman1" fo:font-size="12pt" fo:font-style="normal" fo:font-weight="normal" officeooo:rsid="01a8569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79" style:family="text">
      <style:text-properties style:font-name="Times New Roman1" fo:font-size="12pt" fo:font-style="normal" fo:font-weight="normal" officeooo:rsid="01a8fd2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0" style:family="text">
      <style:text-properties style:font-name="Times New Roman1" fo:font-size="12pt" fo:font-style="normal" fo:font-weight="normal" officeooo:rsid="01a91b7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81" style:family="text">
      <style:text-properties style:font-name="Times New Roman1" fo:font-size="12pt" fo:font-style="normal" fo:font-weight="bold" officeooo:rsid="01a474f7" fo:background-color="transparent" loext:char-shading-value="0" style:font-size-asian="12pt" style:font-style-asian="normal" style:font-weight-asian="bold" style:font-name-complex="Times New Roman1" style:font-size-complex="12pt" style:font-style-complex="normal" style:font-weight-complex="bold"/>
    </style:style>
    <style:style style:name="T82" style:family="text">
      <style:text-properties style:font-name="Times New Roman1" fo:font-size="12pt" fo:font-style="normal" fo:font-weight="bold" officeooo:rsid="01a6685a" fo:background-color="transparent" loext:char-shading-value="0" style:font-size-asian="12pt" style:font-style-asian="normal" style:font-weight-asian="bold" style:font-name-complex="Times New Roman1" style:font-size-complex="12pt" style:font-style-complex="normal" style:font-weight-complex="bold"/>
    </style:style>
    <style:style style:name="T83" style:family="text">
      <style:text-properties style:font-name="Times New Roman1" fo:font-size="12pt" fo:font-style="normal" fo:font-weight="bold" officeooo:rsid="01b9d451" fo:background-color="transparent" loext:char-shading-value="0" style:font-size-asian="12pt" style:font-style-asian="normal" style:font-weight-asian="bold" style:font-name-complex="Times New Roman1" style:font-size-complex="12pt" style:font-style-complex="normal" style:font-weight-complex="bold"/>
    </style:style>
    <style:style style:name="T84" style:family="text">
      <style:text-properties style:font-name="Times New Roman1" fo:font-size="12pt" fo:font-style="normal" fo:font-weight="bold" officeooo:rsid="01b9d451" fo:background-color="#ffff00" loext:char-shading-value="0" style:font-size-asian="12pt" style:font-style-asian="normal" style:font-weight-asian="bold" style:font-name-complex="Times New Roman1" style:font-size-complex="12pt" style:font-style-complex="normal" style:font-weight-complex="bold"/>
    </style:style>
    <style:style style:name="T85" style:family="text">
      <style:text-properties style:font-name="Times New Roman1" fo:font-size="12pt" fo:font-style="normal" fo:font-weight="bold" officeooo:rsid="01a85698" fo:background-color="#ffff00" loext:char-shading-value="0" style:font-size-asian="12pt" style:font-style-asian="normal" style:font-weight-asian="bold" style:font-name-complex="Times New Roman1" style:font-size-complex="12pt" style:font-style-complex="normal" style:font-weight-complex="bold"/>
    </style:style>
    <style:style style:name="T86" style:family="text">
      <style:text-properties style:font-name="Times New Roman1" fo:font-size="12pt" fo:font-weight="normal" fo:background-color="#ffff00" loext:char-shading-value="0" style:font-size-asian="12pt" style:font-weight-asian="normal" style:font-name-complex="Times New Roman1" style:font-size-complex="12pt" style:font-weight-complex="normal"/>
    </style:style>
    <style:style style:name="T87" style:family="text">
      <style:text-properties style:font-name="Times New Roman1" fo:font-size="12pt" fo:font-weight="normal" officeooo:rsid="018fb930" fo:background-color="#ffff00" loext:char-shading-value="0" style:font-size-asian="12pt" style:font-weight-asian="normal" style:font-name-complex="Times New Roman1" style:font-size-complex="12pt" style:font-weight-complex="normal"/>
    </style:style>
    <style:style style:name="T88" style:family="text">
      <style:text-properties style:font-name="Times New Roman1" fo:font-size="12pt" fo:font-weight="normal" officeooo:rsid="014bd2b9" fo:background-color="#ffff00" loext:char-shading-value="0" style:font-size-asian="12pt" style:font-weight-asian="normal" style:font-name-complex="Times New Roman1" style:font-size-complex="12pt" style:font-weight-complex="normal"/>
    </style:style>
    <style:style style:name="T89" style:family="text">
      <style:text-properties style:font-name="Times New Roman1" fo:font-size="12pt" fo:font-weight="normal" officeooo:rsid="01c84cef" fo:background-color="#ffff00" loext:char-shading-value="0" style:font-size-asian="12pt" style:font-weight-asian="normal" style:font-name-complex="Times New Roman1" style:font-size-complex="12pt" style:font-weight-complex="normal"/>
    </style:style>
    <style:style style:name="T90" style:family="text">
      <style:text-properties style:font-name="Times New Roman1" fo:font-size="12pt" fo:font-weight="normal" officeooo:rsid="01c5db56" fo:background-color="#ffff00" loext:char-shading-value="0" style:font-size-asian="12pt" style:font-weight-asian="normal" style:font-name-complex="Times New Roman1" style:font-size-complex="12pt" style:font-weight-complex="normal"/>
    </style:style>
    <style:style style:name="T91" style:family="text">
      <style:text-properties style:font-name="Times New Roman1" fo:font-size="12pt" fo:font-weight="normal" officeooo:rsid="01c97b87" fo:background-color="#ffff00" loext:char-shading-value="0" style:font-size-asian="12pt" style:font-weight-asian="normal" style:font-name-complex="Times New Roman1" style:font-size-complex="12pt" style:font-weight-complex="normal"/>
    </style:style>
    <style:style style:name="T92" style:family="text">
      <style:text-properties style:font-name="Times New Roman1" fo:font-size="12pt" fo:font-weight="normal" officeooo:rsid="015981ed" fo:background-color="#ffff00" loext:char-shading-value="0" style:font-size-asian="12pt" style:font-weight-asian="normal" style:font-name-complex="Times New Roman1" style:font-size-complex="12pt" style:font-weight-complex="normal"/>
    </style:style>
    <style:style style:name="T93" style:family="text">
      <style:text-properties style:font-name="Times New Roman1" fo:font-size="12pt" fo:font-weight="normal" fo:background-color="transparent" loext:char-shading-value="0" style:font-size-asian="12pt" style:font-weight-asian="normal" style:font-name-complex="Times New Roman1" style:font-size-complex="12pt" style:font-weight-complex="normal"/>
    </style:style>
    <style:style style:name="T94" style:family="text">
      <style:text-properties style:font-name="Times New Roman1" fo:font-size="12pt" fo:font-weight="normal" officeooo:rsid="015981ed" fo:background-color="transparent" loext:char-shading-value="0" style:font-size-asian="12pt" style:font-weight-asian="normal" style:font-name-complex="Times New Roman1" style:font-size-complex="12pt" style:font-weight-complex="normal"/>
    </style:style>
    <style:style style:name="T95" style:family="text">
      <style:text-properties style:font-name="Times New Roman1" fo:font-size="12pt" fo:font-weight="normal" officeooo:rsid="01d49281" fo:background-color="transparent" loext:char-shading-value="0" style:font-size-asian="12pt" style:font-weight-asian="normal" style:font-name-complex="Times New Roman1" style:font-size-complex="12pt" style:font-weight-complex="normal"/>
    </style:style>
    <style:style style:name="T96" style:family="text">
      <style:text-properties style:font-name="Times New Roman1" fo:font-size="12pt" fo:font-weight="normal" officeooo:rsid="01d4a95c" fo:background-color="transparent" loext:char-shading-value="0" style:font-size-asian="12pt" style:font-weight-asian="normal" style:font-name-complex="Times New Roman1" style:font-size-complex="12pt" style:font-weight-complex="normal"/>
    </style:style>
    <style:style style:name="T97" style:family="text">
      <style:text-properties style:font-name="Times New Roman1" fo:font-size="12pt" fo:font-weight="normal" officeooo:rsid="0115987d" fo:background-color="transparent" loext:char-shading-value="0" style:font-size-asian="12pt" style:font-weight-asian="normal" style:font-name-complex="Times New Roman1" style:font-size-complex="12pt" style:font-weight-complex="normal"/>
    </style:style>
    <style:style style:name="T98" style:family="text">
      <style:text-properties style:font-name="Times New Roman1" fo:font-size="12pt" fo:font-weight="normal" officeooo:rsid="01f1a830" fo:background-color="transparent" loext:char-shading-value="0" style:font-size-asian="12pt" style:font-weight-asian="normal" style:font-name-complex="Times New Roman1" style:font-size-complex="12pt" style:font-weight-complex="normal"/>
    </style:style>
    <style:style style:name="T99" style:family="text">
      <style:text-properties style:font-name="Times New Roman1" fo:font-size="12pt" fo:font-weight="normal" officeooo:rsid="01a85698" fo:background-color="transparent" loext:char-shading-value="0" style:font-size-asian="12pt" style:font-weight-asian="normal" style:font-name-complex="Times New Roman1" style:font-size-complex="12pt" style:font-weight-complex="normal"/>
    </style:style>
    <style:style style:name="T100" style:family="text">
      <style:text-properties style:font-name="Times New Roman1" fo:font-size="12pt" fo:font-weight="normal" officeooo:rsid="007bd1c8" fo:background-color="#fff200" loext:char-shading-value="0" style:font-size-asian="12pt" style:font-weight-asian="normal" style:font-name-complex="Times New Roman1" style:font-size-complex="12pt" style:font-weight-complex="normal"/>
    </style:style>
    <style:style style:name="T101" style:family="text">
      <style:text-properties style:font-name="Times New Roman1" fo:font-size="12pt" fo:font-weight="normal" officeooo:rsid="0026838e" style:font-size-asian="12pt" style:font-weight-asian="normal" style:font-name-complex="Times New Roman1" style:font-size-complex="12pt" style:font-weight-complex="normal"/>
    </style:style>
    <style:style style:name="T102" style:family="text">
      <style:text-properties style:font-name="Times New Roman1" fo:font-size="12pt" fo:font-weight="normal" officeooo:rsid="0026a466" style:font-size-asian="12pt" style:font-weight-asian="normal" style:font-name-complex="Times New Roman1" style:font-size-complex="12pt" style:font-weight-complex="normal"/>
    </style:style>
    <style:style style:name="T103" style:family="text">
      <style:text-properties style:font-name="Times New Roman1" fo:font-size="12pt" fo:font-weight="normal" officeooo:rsid="000281d2" style:font-size-asian="12pt" style:font-weight-asian="normal" style:font-name-complex="Times New Roman1" style:font-size-complex="12pt" style:font-weight-complex="normal"/>
    </style:style>
    <style:style style:name="T104" style:family="text">
      <style:text-properties style:font-name="Times New Roman1" fo:font-size="12pt" officeooo:rsid="01c5db56" fo:background-color="#ffff00" loext:char-shading-value="0" style:font-size-asian="12pt" style:font-name-complex="Times New Roman1" style:font-size-complex="12pt"/>
    </style:style>
    <style:style style:name="T105" style:family="text">
      <style:text-properties style:font-name="Times New Roman1" fo:font-size="12pt" officeooo:rsid="01c84cef" fo:background-color="#ffff00" loext:char-shading-value="0" style:font-size-asian="12pt" style:font-name-complex="Times New Roman1" style:font-size-complex="12pt"/>
    </style:style>
    <style:style style:name="T106" style:family="text">
      <style:text-properties style:font-name="Times New Roman1" fo:font-size="12pt" officeooo:rsid="015981ed" fo:background-color="#ffff00" loext:char-shading-value="0" style:font-size-asian="12pt" style:font-name-complex="Times New Roman1" style:font-size-complex="12pt"/>
    </style:style>
    <style:style style:name="T107" style:family="text">
      <style:text-properties style:font-name="Times New Roman1" fo:font-size="12pt" officeooo:rsid="01c77250" fo:background-color="#ffff00" loext:char-shading-value="0" style:font-size-asian="12pt" style:font-name-complex="Times New Roman1" style:font-size-complex="12pt"/>
    </style:style>
    <style:style style:name="T108" style:family="text">
      <style:text-properties style:font-name="Times New Roman1" fo:font-size="12pt" fo:font-style="italic" fo:font-weight="normal" officeooo:rsid="007bd1c8" fo:background-color="#fff200" loext:char-shading-value="0" style:font-size-asian="12pt" style:font-weight-asian="normal" style:font-name-complex="Times New Roman1" style:font-size-complex="12pt" style:font-weight-complex="normal"/>
    </style:style>
    <style:style style:name="T109" style:family="text">
      <style:text-properties fo:font-variant="normal" fo:text-transform="none" style:text-position="0% 100%" style:font-name="Times New Roman1" fo:font-size="12pt" fo:font-style="normal" style:text-underline-style="none" fo:font-weight="normal" officeooo:rsid="017c1c12" fo:background-color="transparent" loext:char-shading-value="0" style:font-size-asian="12pt" style:font-name-complex="Times New Roman1" style:font-size-complex="12pt"/>
    </style:style>
    <style:style style:name="T110" style:family="text">
      <style:text-properties fo:font-variant="normal" fo:text-transform="none" style:text-position="0% 100%" style:font-name="Times New Roman1" fo:font-size="12pt" fo:font-style="normal" style:text-underline-style="none" fo:font-weight="normal" officeooo:rsid="01f1d2b8" fo:background-color="transparent" loext:char-shading-value="0" style:font-size-asian="12pt" style:font-name-complex="Times New Roman1" style:font-size-complex="12pt"/>
    </style:style>
    <style:style style:name="T111" style:family="text">
      <style:text-properties fo:font-variant="normal" fo:text-transform="none" style:text-position="0% 100%" style:font-name="Times New Roman1" fo:font-size="12pt" fo:font-style="normal" style:text-underline-style="none" fo:font-weight="normal" officeooo:rsid="01436afc" fo:background-color="transparent" loext:char-shading-value="0" style:font-size-asian="12pt" style:font-name-complex="Times New Roman1" style:font-size-complex="12pt"/>
    </style:style>
    <style:style style:name="T112" style:family="text">
      <style:text-properties fo:font-variant="normal" fo:text-transform="none" style:text-position="0% 100%" style:font-name="Times New Roman1" fo:font-size="12pt" fo:font-style="normal" style:text-underline-style="none" fo:font-weight="normal" officeooo:rsid="018a2bb1" fo:background-color="transparent" loext:char-shading-value="0" style:font-size-asian="12pt" style:font-name-complex="Times New Roman1" style:font-size-complex="12pt"/>
    </style:style>
    <style:style style:name="T113" style:family="text">
      <style:text-properties fo:font-variant="normal" fo:text-transform="none" style:text-position="0% 100%" style:font-name="Times New Roman1" fo:font-size="12pt" fo:font-style="normal" style:text-underline-style="none" fo:font-weight="normal" officeooo:rsid="007bd1c8" fo:background-color="#fff200" loext:char-shading-value="0" style:font-size-asian="12pt" style:font-weight-asian="normal" style:font-name-complex="Times New Roman1" style:font-size-complex="12pt" style:font-weight-complex="normal"/>
    </style:style>
    <style:style style:name="T114" style:family="text">
      <style:text-properties fo:font-variant="normal" fo:text-transform="none" style:text-position="0% 100%" fo:font-style="normal" style:text-underline-style="none" fo:font-weight="normal"/>
    </style:style>
    <style:style style:name="T115" style:family="text">
      <style:text-properties fo:font-size="12pt" style:font-size-asian="12pt" style:font-size-complex="11pt"/>
    </style:style>
    <style:style style:name="T116" style:family="text">
      <style:text-properties fo:font-size="12pt" fo:font-weight="bold" style:font-size-asian="12pt" style:font-weight-asian="bold" style:font-size-complex="11pt" style:font-weight-complex="bold"/>
    </style:style>
    <style:style style:name="T117" style:family="text">
      <style:text-properties fo:font-size="12pt" fo:font-weight="normal" style:font-size-asian="12pt" style:font-weight-asian="normal" style:font-size-complex="11pt" style:font-weight-complex="normal"/>
    </style:style>
    <style:style style:name="T118" style:family="text">
      <style:text-properties style:use-window-font-color="true" style:font-name="Times New Roman1" fo:font-size="12pt" fo:font-style="normal" fo:font-weight="normal" officeooo:rsid="01a91b7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9" style:family="text">
      <style:text-properties style:use-window-font-color="true" style:font-name="Times New Roman1" fo:font-size="12pt" fo:font-style="normal" fo:font-weight="normal" officeooo:rsid="01ac455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0" style:family="text">
      <style:text-properties style:use-window-font-color="true" style:font-name="Times New Roman1" fo:font-size="12pt" fo:font-style="normal" fo:font-weight="normal" officeooo:rsid="01acef4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1" style:family="text">
      <style:text-properties style:use-window-font-color="true" style:font-name="Times New Roman1" fo:font-size="12pt" fo:font-style="normal" fo:font-weight="normal" officeooo:rsid="01d8f97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2" style:family="text">
      <style:text-properties style:use-window-font-color="true" style:font-name="Times New Roman1" fo:font-size="12pt" fo:font-style="normal" fo:font-weight="normal" officeooo:rsid="01d809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3" style:family="text">
      <style:text-properties style:use-window-font-color="true" style:font-name="Times New Roman1" fo:font-size="12pt" fo:font-style="normal" fo:font-weight="normal" officeooo:rsid="01038f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4" style:family="text">
      <style:text-properties style:use-window-font-color="true" style:font-name="Times New Roman1" fo:font-size="12pt" fo:font-style="normal" fo:font-weight="normal" officeooo:rsid="0118ad7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5" style:family="text">
      <style:text-properties style:use-window-font-color="true" style:font-name="Times New Roman1" fo:font-size="12pt" fo:font-style="normal" fo:font-weight="normal" officeooo:rsid="01d344a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6" style:family="text">
      <style:text-properties style:use-window-font-color="true" style:font-name="Times New Roman1" fo:font-size="12pt" fo:font-style="normal" fo:font-weight="normal" officeooo:rsid="01912f2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7" style:family="text">
      <style:text-properties style:use-window-font-color="true" style:font-name="Times New Roman1" fo:font-size="12pt" fo:font-style="normal" fo:font-weight="normal" officeooo:rsid="0113295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8" style:family="text">
      <style:text-properties style:use-window-font-color="true" style:font-name="Times New Roman1" fo:font-size="12pt" fo:font-style="normal" fo:font-weight="normal" officeooo:rsid="013d614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9" style:family="text">
      <style:text-properties style:use-window-font-color="true" style:font-name="Times New Roman1" fo:font-size="12pt" fo:font-style="normal" fo:font-weight="normal" officeooo:rsid="018bc81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0" style:family="text">
      <style:text-properties style:use-window-font-color="true" style:font-name="Times New Roman1" fo:font-size="12pt" fo:font-style="normal" fo:font-weight="normal" officeooo:rsid="0115987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1" style:family="text">
      <style:text-properties style:use-window-font-color="true" style:font-name="Times New Roman1" fo:font-size="12pt" fo:font-style="normal" fo:font-weight="normal" officeooo:rsid="0116e32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2" style:family="text">
      <style:text-properties style:use-window-font-color="true" style:font-name="Times New Roman1" fo:font-size="12pt" fo:font-style="normal" fo:font-weight="normal" officeooo:rsid="01a91b7f" fo:background-color="#ffffff" loext:char-shading-value="0" style:font-size-asian="12pt" style:font-style-asian="normal" style:font-weight-asian="normal" style:font-name-complex="Times New Roman1" style:font-size-complex="12pt" style:font-style-complex="normal" style:font-weight-complex="normal"/>
    </style:style>
    <style:style style:name="T133" style:family="text">
      <style:text-properties style:use-window-font-color="true" style:font-name="Times New Roman1" fo:font-size="12pt" fo:font-style="normal" fo:font-weight="normal" officeooo:rsid="016ab60f" fo:background-color="#ffffff" loext:char-shading-value="0" style:font-size-asian="12pt" style:font-style-asian="normal" style:font-weight-asian="normal" style:font-name-complex="Times New Roman1" style:font-size-complex="12pt" style:font-style-complex="normal" style:font-weight-complex="normal"/>
    </style:style>
    <style:style style:name="T134" style:family="text">
      <style:text-properties style:use-window-font-color="true" style:font-name="Times New Roman1" fo:font-size="12pt" fo:font-weight="normal" officeooo:rsid="016ab60f" fo:background-color="#ffffff" loext:char-shading-value="0" style:font-size-asian="12pt" style:font-weight-asian="normal" style:font-name-complex="Times New Roman1" style:font-size-complex="12pt" style:font-weight-complex="normal"/>
    </style:style>
    <style:style style:name="T135" style:family="text">
      <style:text-properties style:use-window-font-color="true" style:font-name="Times New Roman1" fo:font-size="12pt" fo:font-weight="normal" officeooo:rsid="00f250db" fo:background-color="#ffffff" loext:char-shading-value="0" style:font-size-asian="12pt" style:font-weight-asian="normal" style:font-name-complex="Times New Roman1" style:font-size-complex="12pt" style:font-weight-complex="normal"/>
    </style:style>
    <style:style style:name="T136" style:family="text">
      <style:text-properties style:use-window-font-color="true" style:font-name="Times New Roman1" fo:font-size="12pt" fo:font-weight="normal" officeooo:rsid="01cb6052" fo:background-color="#ffffff" loext:char-shading-value="0" style:font-size-asian="12pt" style:font-weight-asian="normal" style:font-name-complex="Times New Roman1" style:font-size-complex="12pt" style:font-weight-complex="normal"/>
    </style:style>
    <style:style style:name="T137" style:family="text">
      <style:text-properties style:use-window-font-color="true" style:font-name="Times New Roman1" fo:font-size="12pt" fo:font-weight="normal" officeooo:rsid="01cc3a72" fo:background-color="#ffffff" loext:char-shading-value="0" style:font-size-asian="12pt" style:font-weight-asian="normal" style:font-name-complex="Times New Roman1" style:font-size-complex="12pt" style:font-weight-complex="normal"/>
    </style:style>
    <style:style style:name="T138" style:family="text">
      <style:text-properties style:use-window-font-color="true" style:font-name="Times New Roman1" fo:font-size="12pt" fo:font-weight="bold" officeooo:rsid="016ab60f" fo:background-color="#ffffff" loext:char-shading-value="0" style:font-size-asian="12pt" style:font-weight-asian="bold" style:font-name-complex="Times New Roman1" style:font-size-complex="12pt" style:font-weight-complex="bold"/>
    </style:style>
    <style:style style:name="T139" style:family="text">
      <style:text-properties style:use-window-font-color="true" style:font-name="Times New Roman1" fo:font-size="12pt" fo:language="en" fo:country="GB" fo:font-weight="normal" style:font-size-asian="12pt" style:font-weight-asian="normal" style:font-name-complex="Times New Roman1" style:font-size-complex="12pt" style:font-weight-complex="normal"/>
    </style:style>
    <style:style style:name="T140" style:family="text">
      <style:text-properties style:use-window-font-color="true" style:font-name="Times New Roman1" fo:language="en" fo:country="GB" fo:font-weight="bold" style:font-weight-asian="bold" style:font-name-complex="Times New Roman1" style:font-weight-complex="bold"/>
    </style:style>
    <style:style style:name="T141" style:family="text">
      <style:text-properties style:use-window-font-color="true" style:font-name="Times New Roman1" fo:language="en" fo:country="GB" fo:font-weight="bold" officeooo:rsid="01301b73" style:font-weight-asian="bold" style:font-name-complex="Times New Roman1" style:font-weight-complex="bold"/>
    </style:style>
    <style:style style:name="T142" style:family="text">
      <style:text-properties style:use-window-font-color="true" style:font-name="Times New Roman1" fo:language="en" fo:country="GB" style:font-name-complex="Times New Roman1"/>
    </style:style>
    <style:style style:name="T143" style:family="text">
      <style:text-properties style:use-window-font-color="true" style:font-name="Times New Roman1" fo:language="en" fo:country="GB" fo:font-style="italic" style:font-style-asian="italic" style:font-name-complex="Times New Roman1" style:font-style-complex="italic"/>
    </style:style>
    <style:style style:name="T144" style:family="text">
      <style:text-properties style:use-window-font-color="true" officeooo:rsid="01a91b7f" fo:background-color="#ffffff" loext:char-shading-value="0"/>
    </style:style>
    <style:style style:name="T145" style:family="text">
      <style:text-properties style:use-window-font-color="true" officeooo:rsid="01ac455b" fo:background-color="#ffffff" loext:char-shading-value="0"/>
    </style:style>
    <style:style style:name="T146" style:family="text">
      <style:text-properties style:use-window-font-color="true" style:text-position="super 58%" style:font-name="Times New Roman1" fo:language="en" fo:country="GB" style:font-name-complex="Times New Roman1"/>
    </style:style>
    <style:style style:name="T147" style:family="text">
      <style:text-properties style:use-window-font-color="true" style:text-position="super 58%" style:font-name="Times New Roman1" fo:font-size="12pt" fo:language="en" fo:country="GB" fo:font-weight="normal" style:font-size-asian="12pt" style:font-weight-asian="normal" style:font-name-complex="Times New Roman1" style:font-size-complex="12pt" style:font-weight-complex="normal"/>
    </style:style>
    <style:style style:name="T148" style:family="text">
      <style:text-properties style:use-window-font-color="true" fo:font-style="normal" fo:font-weight="normal" officeooo:rsid="04812518" fo:background-color="#fff200" loext:char-shading-value="0" style:font-style-asian="normal" style:font-weight-asian="normal" style:font-style-complex="normal" style:font-weight-complex="normal"/>
    </style:style>
    <style:style style:name="T149" style:family="text">
      <style:text-properties fo:font-style="normal" fo:font-weight="normal" officeooo:rsid="0045e97b" fo:background-color="#81d41a" loext:char-shading-value="0" style:font-style-asian="normal" style:font-weight-asian="normal" style:font-style-complex="normal" style:font-weight-complex="normal"/>
    </style:style>
    <style:style style:name="T150" style:family="text">
      <style:text-properties fo:font-style="normal" fo:font-weight="normal" officeooo:rsid="0045e97b" fo:background-color="#fff200" loext:char-shading-value="0" style:font-style-asian="normal" style:font-weight-asian="normal" style:font-style-complex="normal" style:font-weight-complex="normal"/>
    </style:style>
    <style:style style:name="T151" style:family="text">
      <style:text-properties fo:font-style="normal" fo:font-weight="normal" officeooo:rsid="0af02dad" fo:background-color="#fff200" loext:char-shading-value="0" style:font-style-asian="normal" style:font-weight-asian="normal" style:font-style-complex="normal" style:font-weight-complex="normal"/>
    </style:style>
    <style:style style:name="T152" style:family="text">
      <style:text-properties fo:font-style="normal" fo:font-weight="normal" officeooo:rsid="06286ab5" fo:background-color="#fff200" loext:char-shading-value="0" style:font-style-asian="normal" style:font-weight-asian="normal" style:font-style-complex="normal" style:font-weight-complex="normal"/>
    </style:style>
    <style:style style:name="T153" style:family="text">
      <style:text-properties fo:font-style="normal" fo:font-weight="normal" officeooo:rsid="0957c907" fo:background-color="#fff200" loext:char-shading-value="0" style:font-style-asian="normal" style:font-weight-asian="normal" style:font-style-complex="normal" style:font-weight-complex="normal"/>
    </style:style>
    <style:style style:name="T154" style:family="text">
      <style:text-properties fo:font-style="normal" fo:font-weight="normal" officeooo:rsid="0af9948e" fo:background-color="#fff200" loext:char-shading-value="0" style:font-style-asian="normal" style:font-weight-asian="normal" style:font-style-complex="normal" style:font-weight-complex="normal"/>
    </style:style>
    <style:style style:name="T155" style:family="text">
      <style:text-properties fo:font-style="normal" fo:font-weight="normal" officeooo:rsid="05104ac7" fo:background-color="#fff200" loext:char-shading-value="0" style:font-style-asian="normal" style:font-weight-asian="normal" style:font-style-complex="normal" style:font-weight-complex="normal"/>
    </style:style>
    <style:style style:name="T156" style:family="text">
      <style:text-properties fo:font-style="normal" fo:font-weight="normal" officeooo:rsid="0ad965c0" fo:background-color="#fff200" loext:char-shading-value="0" style:font-style-asian="normal" style:font-weight-asian="normal" style:font-style-complex="normal" style:font-weight-complex="normal"/>
    </style:style>
    <style:style style:name="T157" style:family="text">
      <style:text-properties fo:font-style="normal" fo:font-weight="normal" officeooo:rsid="0a3fad02" fo:background-color="#fff200" loext:char-shading-value="0" style:font-style-asian="normal" style:font-weight-asian="normal" style:font-style-complex="normal" style:font-weight-complex="normal"/>
    </style:style>
    <style:style style:name="T158" style:family="text">
      <style:text-properties fo:font-style="normal" fo:font-weight="normal" officeooo:rsid="061a45c1" fo:background-color="#fff200" loext:char-shading-value="0" style:font-style-asian="normal" style:font-weight-asian="normal" style:font-style-complex="normal" style:font-weight-complex="normal"/>
    </style:style>
    <style:style style:name="T159" style:family="text">
      <style:text-properties fo:font-style="normal" fo:font-weight="normal" officeooo:rsid="0ac445d6" fo:background-color="#fff200" loext:char-shading-value="0" style:font-style-asian="normal" style:font-weight-asian="normal" style:font-style-complex="normal" style:font-weight-complex="normal"/>
    </style:style>
    <style:style style:name="T160" style:family="text">
      <style:text-properties fo:font-style="normal" fo:font-weight="normal" officeooo:rsid="0934698e" fo:background-color="#fff200" loext:char-shading-value="0" style:font-style-asian="normal" style:font-weight-asian="normal" style:font-style-complex="normal" style:font-weight-complex="normal"/>
    </style:style>
    <style:style style:name="T161" style:family="text">
      <style:text-properties fo:font-style="normal" fo:font-weight="normal" officeooo:rsid="0957c907" fo:background-color="transparent" loext:char-shading-value="0" style:font-style-asian="normal" style:font-weight-asian="normal" style:font-style-complex="normal" style:font-weight-complex="normal"/>
    </style:style>
    <style:style style:name="T162" style:family="text">
      <style:text-properties officeooo:rsid="00059d80"/>
    </style:style>
    <style:style style:name="T163" style:family="text">
      <style:text-properties fo:font-size="10pt" fo:language="en" fo:country="US" style:letter-kerning="false" style:font-name-asian="DejaVu Sans" style:font-size-asian="10pt" style:language-asian="en" style:country-asian="US" style:font-name-complex="DejaVu Sans" style:language-complex="en" style:country-complex="US"/>
    </style:style>
    <style:style style:name="T164" style:family="text">
      <style:text-properties fo:font-size="10pt" fo:language="en" fo:country="US" fo:font-style="italic" style:letter-kerning="false" style:font-name-asian="DejaVu Sans" style:font-size-asian="10pt" style:language-asian="en" style:country-asian="US" style:font-style-asian="italic" style:font-name-complex="DejaVu Sans" style:language-complex="en" style:country-complex="US"/>
    </style:style>
    <style:style style:name="T165" style:family="text">
      <style:text-properties fo:font-size="10pt" fo:language="en" fo:country="US" fo:font-weight="bold" style:letter-kerning="false" style:font-name-asian="DejaVu Sans" style:font-size-asian="10pt" style:language-asian="en" style:country-asian="US" style:font-weight-asian="bold" style:font-name-complex="DejaVu Sans" style:language-complex="en" style:country-complex="US"/>
    </style:style>
    <style:style style:name="T166" style:family="text">
      <style:text-properties fo:language="en" fo:country="US" style:letter-kerning="false" style:font-name-asian="DejaVu Sans" style:language-asian="en" style:country-asian="US" style:font-name-complex="DejaVu Sans" style:language-complex="en" style:country-complex="US"/>
    </style:style>
    <style:style style:name="T167" style:family="text">
      <style:text-properties fo:font-size="10pt" fo:language="en" fo:country="GB" style:letter-kerning="false" style:font-name-asian="DejaVu Sans" style:font-size-asian="10pt" style:language-asian="en" style:country-asian="US" style:font-name-complex="DejaVu Sans" style:language-complex="en" style:country-complex="US"/>
    </style:style>
    <style:style style:name="T168" style:family="text">
      <style:text-properties fo:font-size="10pt" fo:language="en" fo:country="GB" fo:font-style="italic" style:letter-kerning="false" style:font-name-asian="DejaVu Sans" style:font-size-asian="10pt" style:language-asian="en" style:country-asian="US" style:font-style-asian="italic" style:font-name-complex="DejaVu Sans" style:language-complex="en" style:country-complex="US"/>
    </style:style>
    <style:style style:name="T169" style:family="text">
      <style:text-properties fo:font-size="10pt" fo:language="en" fo:country="GB" fo:font-weight="bold" style:letter-kerning="false" style:font-name-asian="DejaVu Sans" style:font-size-asian="10pt" style:language-asian="en" style:country-asian="US" style:font-weight-asian="bold" style:font-name-complex="DejaVu Sans" style:language-complex="en" style:country-complex="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text:span text:style-name="T1">[ MII </text:span><text:span text:style-name="T2">]___________________________________________________________________________________________________________________________________________________________</text:span></text:p>
      <text:p text:style-name="P8"/>
      <text:p text:style-name="P9"><text:span text:style-name="T1">[ MII ]</text:span><text:span text:style-name="T3"> </text:span><text:span text:style-name="T21">Ge</text:span><text:span text:style-name="T20">neralist herbivores modify the niche sorting </text:span><text:span text:style-name="T22">process </text:span><text:span text:style-name="T19">in tropical food webs.</text:span></text:p>
      <text:p text:style-name="P12"/>
      <text:p text:style-name="P26"><text:span text:style-name="T25">Piotr </text:span><text:span text:style-name="T23">Szefer, Kenneth Molem, Austin Sau </text:span><text:span text:style-name="T24">&amp; </text:span><text:span text:style-name="T23">Vojtech Novotny</text:span></text:p>
      <text:p text:style-name="P19"/>
      <text:p text:style-name="P14"><text:span text:style-name="T4">[ MII ]</text:span><text:span text:style-name="T5"> </text:span>Abstract</text:p>
      <text:p text:style-name="P14"/>
      <text:p text:style-name="P7">Notes:</text:p>
      <text:p text:style-name="P7"/>
      <text:p text:style-name="P15"><text:span text:style-name="T149">[MS 2]</text:span><text:span text:style-name="T150"> </text:span><text:span text:style-name="T151">In addition to reduction by predators </text:span><text:span text:style-name="T152">It has </text:span><text:span text:style-name="T153">previously</text:span><text:span text:style-name="T152"> been shown that herbivo</text:span><text:span text:style-name="T154">r</text:span><text:span text:style-name="T152">ous communities are not saturated with species</text:span><text:span text:style-name="T148"> </text:span><text:reference-mark-start text:name="ZOTERO_ITEM CSL_CITATION {&quot;citationID&quot;:&quot;nhZn1Qdb&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2sIx0o6iZC"/><text:span text:style-name="T148">(Novotny et al., 2012)</text:span><text:reference-mark-end text:name="ZOTERO_ITEM CSL_CITATION {&quot;citationID&quot;:&quot;nhZn1Qdb&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2sIx0o6iZC"/><text:span text:style-name="T155">.</text:span><text:span text:style-name="T156"> </text:span><text:span text:style-name="T157">S</text:span><text:span text:style-name="T158">trong correlation between plant biomass change and arthropod </text:span><text:span text:style-name="T159">population size</text:span><text:span text:style-name="T158"> </text:span><text:span text:style-name="T160">in our results</text:span><text:span text:style-name="T158"> </text:span><text:span text:style-name="T157">suggests</text:span><text:span text:style-name="T158"> </text:span><text:span text:style-name="T157">that </text:span><text:span text:style-name="T153">the same might be </text:span><text:span text:style-name="T157">also</text:span><text:span text:style-name="T153"> the case for </text:span><text:span text:style-name="T156">the </text:span><text:span text:style-name="T153">abundance, </text:span><text:span text:style-name="T154">which is strongly correlated with diversity (ref)</text:span><text:span text:style-name="T153">.</text:span><text:span text:style-name="T161"> </text:span></text:p>
      <text:p text:style-name="P14"/>
      <text:p text:style-name="P16">We <text:span text:style-name="T28">s</text:span>uppressed arthropods with insecticides. <text:span text:style-name="T19">To further explore how herbivores were limited by their resources,</text:span> i.e. whether their niches were tightly partitioned and the community saturated, we introduced locally common generalist invertebrate herbivore into our system. Even more surprisingly we found that <text:span text:style-name="T19">suppressing arthropods had little effect on the network structure </text:span><text:span text:style-name="T21">(null model comparison)</text:span>, and that treatment resulted in nearly perfect dependency of herbivore biomass/abundance on total plant abundance. <text:span text:style-name="T19">Addition of the generalist herbivores affected herbivore community</text:span>. After removing variability in herbivore community composition related to vegetation introduction of generalist herbivores at both levels resulted in shifts in community composition in favor of .... what???? [Characterize this change, species which were responsible for the difference]. <text:span text:style-name="T29">W</text:span>e know that <text:span text:style-name="T19">w125 caused degeneration of plant community composition</text:span>, but what about herbivores)? There was no evidence for herbivore diet breadth to be a factor... plant community</text:p>
      <text:p text:style-name="P13"/>
      <text:p text:style-name="P10"><text:span text:style-name="T1">[ MII ]</text:span><text:span text:style-name="T3"> </text:span><text:span text:style-name="T19">Key words:</text:span></text:p>
      <text:p text:style-name="P27"/>
      <text:p text:style-name="P41"/>
      <text:p text:style-name="P28"><text:span text:style-name="T6">[VN]</text:span><text:span text:style-name="T30"> </text:span><text:span text:style-name="T31">The </text:span>succession theory postulates that herbivore communities are limited by dispersal to unpredictable and ephemeral resources, rather than competition<text:span text:style-name="T31"> (ref). This is particularly true for initial succession stages dominated by herbaceous, often annual plants, with herbivores characterized by broad host ranges, high dispersal ability and short generation times (</text:span><office:annotation office:name="__Annotation__1992_1613304464"><dc:creator>Vojtech Novotny</dc:creator><dc:date>2020-11-14T12:18:00</dc:date><loext:sender-initials>VN</loext:sender-initials><text:p><text:span text:style-name="T163">Novotný, V. (1994) Association of polyphagy in leafhoppers (Auchenorrhyncha, <text:s/>Hemiptera) with unpredictable environments. </text:span><text:span text:style-name="T164">Oikos</text:span><text:span text:style-name="T163"> </text:span><text:span text:style-name="T165">70</text:span><text:span text:style-name="T163">, 223‑232.</text:span></text:p><text:p><text:span text:style-name="T163">Novotný, V. (1994) Relation between temporal persistence of host plants and wing length in leafhoppers (Auchenorrhyncha, Hemiptera). </text:span><text:span text:style-name="T164">Ecological Entomology</text:span><text:span text:style-name="T163"> </text:span><text:span text:style-name="T165">19</text:span><text:span text:style-name="T163">, 168‑176.</text:span></text:p><text:p><text:span text:style-name="T163">1995</text:span></text:p><text:p><text:span text:style-name="T163">Novotný, V. (1995) Relationships between life histories of leafhoppers (Auchenorrhyncha, Hemiptera) and their host plants (Juncaceae, Cyperaceae, Poaceae). </text:span><text:span text:style-name="T164">Oikos</text:span><text:span text:style-name="T163"> </text:span><text:span text:style-name="T165">73</text:span><text:span text:style-name="T163">, 33‑42. </text:span></text:p><text:p/></office:annotation><text:span text:style-name="T31">Novotny </text:span><office:annotation-end office:name="__Annotation__1992_1613304464"/><text:span text:style-name="T31">1994, 1995). The secondary rainforest vegetation represents a more permanent resource relative to the generation times of insect herbivores (</text:span><office:annotation office:name="__Annotation__1998_1613304464"><dc:creator>Vojtech Novotny</dc:creator><dc:date>2020-11-14T12:19:00</dc:date><loext:sender-initials>VN</loext:sender-initials><text:p><text:span text:style-name="T167">Leps, J., Novotny, V. &amp; Basset, Y. (2001) Habitat and successional status of plants in relation to the communities of their leaf-chewing herbivores in Papua New Guinea. </text:span><text:span text:style-name="T168">Journal of Ecology</text:span><text:span text:style-name="T167"> </text:span><text:span text:style-name="T169">89</text:span><text:span text:style-name="T167">, 186-199. </text:span></text:p><text:p/></office:annotation><text:span text:style-name="T31">Leps </text:span><office:annotation-end office:name="__Annotation__1998_1613304464"/><text:span text:style-name="T31">et al. 2001). This higher apparency (sensu Herms &amp; Mattson 1992) opens thus opportunities for competition that however have not been examined in tropical herbivores. <text:s text:c="2"/></text:span></text:p>
      <text:p text:style-name="P28"/>
      <text:p text:style-name="P21"><text:span text:style-name="T7">[ MII ]</text:span><text:span text:style-name="T8"> </text:span><text:span text:style-name="T33">We </text:span><text:span text:style-name="T34">established</text:span><text:span text:style-name="T33"> previously, that there was a low impact of predatory herbivores on early successional vegatation. The question remains though, why herbivores </text:span><text:span text:style-name="T72">are not eating up all the available vegatation?</text:span><text:span text:style-name="T33"> </text:span><text:span text:style-name="T35">Insects are one of the main mortality agents affecting development of seedlings </text:span><text:soft-page-break/><text:span text:style-name="T35">in a density independent manner (based on dominance rather than on …) . Increased invertebrate herbivory towards the tropics is not clear </text:span><text:reference-mark-start text:name="ZOTERO_ITEM CSL_CITATION {&quot;citationID&quot;:&quot;YqEBZRhT&quot;,&quot;properties&quot;:{&quot;formattedCitation&quot;:&quot;(del\\uc0\\u8208{}Val &amp; Armesto, 2010)&quot;,&quot;plainCitation&quot;:&quot;(del‐Val &amp; Armesto, 2010)&quot;,&quot;noteIndex&quot;:0},&quot;citationItems&quot;:[{&quot;id&quot;:2868,&quot;uris&quot;:[&quot;http://zotero.org/users/1954708/items/EHDXUJAP&quot;],&quot;uri&quot;:[&quot;http://zotero.org/users/1954708/items/EHDXUJAP&quot;],&quot;itemData&quot;:{&quot;id&quot;:2868,&quot;type&quot;:&quot;article-journal&quot;,&quot;abstract&quot;:&quot;Herbivory rates are generally thought to be higher in tropical than in temperate forests. Nevertheless, tests of this biogeographic prediction by comparing a single plant species across a tropical-temperate range are scarce. Here, we compare herbivore damage between subtropical and temperate populations of the evergreen tree Aextoxicon punctatum (Olivillo), distributed between 30° and 43° S along the Pacific margin of Chile. To assess the impact of herbivory on Olivillo seedlings, we set up 29 experimental plots, 1.5 × 3 m: 16 in forests of Fray Jorge National Park (subtropical latitude), and 13 in Guabún, Chiloé Island (temperate latitude). Half of each plot was fenced around with chicken wire, to exclude small mammals, and the other half was left unfenced. In each half of the plots we planted 16 seedlings of Olivillo in December 2003, with a total of 928 plants. Seedling survival, leaf production and herbivory by invertebrates were monitored over the next 16 mo. Small mammal herbivores killed ca 30 percent of seedlings in both sites. Nevertheless, invertebrate herbivory was greater in the temperate forest, thus contradicting the expected trend of increasing herbivore impact toward the tropics. Seedling growth was greater in subtropical forest suggesting better conditions for tree growth or that higher invertebrate herbivory depressed seedling growth in the temperate forest. Invertebrate herbivory increased toward temperate latitudes while small mammal herbivory was similar in both sites. We suggest that comparison of single species can be useful to test generalizations about latitudinal patterns and allow disentangling factors controlling herbivory patterns across communities.&quot;,&quot;container-title&quot;:&quot;Biotropica&quot;,&quot;DOI&quot;:&quot;https://doi.org/10.1111/j.1744-7429.2009.00554.x&quot;,&quot;ISSN&quot;:&quot;1744-7429&quot;,&quot;issue&quot;:&quot;2&quot;,&quot;language&quot;:&quot;en&quot;,&quot;note&quot;:&quot;_eprint: https://onlinelibrary.wiley.com/doi/pdf/10.1111/j.1744-7429.2009.00554.x&quot;,&quot;page&quot;:&quot;174-179&quot;,&quot;source&quot;:&quot;Wiley Online Library&quot;,&quot;title&quot;:&quot;Seedling Mortality and Herbivory Damage in Subtropical and Temperate Populations: Testing the Hypothesis of Higher Herbivore Pressure Toward the Tropics&quot;,&quot;title-short&quot;:&quot;Seedling Mortality and Herbivory Damage in Subtropical and Temperate Populations&quot;,&quot;volume&quot;:&quot;42&quot;,&quot;author&quot;:[{&quot;family&quot;:&quot;del‐Val&quot;,&quot;given&quot;:&quot;Ek&quot;},{&quot;family&quot;:&quot;Armesto&quot;,&quot;given&quot;:&quot;Juan J.&quot;}],&quot;issued&quot;:{&quot;date-parts&quot;:[[&quot;2010&quot;]]}}}],&quot;schema&quot;:&quot;https://github.com/citation-style-language/schema/raw/master/csl-citation.json&quot;} RNDh0SD9CysgK"/><text:span text:style-name="T109">(del</text:span><text:span text:style-name="T110">‐Val &amp; Armesto, 2010)</text:span><text:reference-mark-end text:name="ZOTERO_ITEM CSL_CITATION {&quot;citationID&quot;:&quot;YqEBZRhT&quot;,&quot;properties&quot;:{&quot;formattedCitation&quot;:&quot;(del\\uc0\\u8208{}Val &amp; Armesto, 2010)&quot;,&quot;plainCitation&quot;:&quot;(del‐Val &amp; Armesto, 2010)&quot;,&quot;noteIndex&quot;:0},&quot;citationItems&quot;:[{&quot;id&quot;:2868,&quot;uris&quot;:[&quot;http://zotero.org/users/1954708/items/EHDXUJAP&quot;],&quot;uri&quot;:[&quot;http://zotero.org/users/1954708/items/EHDXUJAP&quot;],&quot;itemData&quot;:{&quot;id&quot;:2868,&quot;type&quot;:&quot;article-journal&quot;,&quot;abstract&quot;:&quot;Herbivory rates are generally thought to be higher in tropical than in temperate forests. Nevertheless, tests of this biogeographic prediction by comparing a single plant species across a tropical-temperate range are scarce. Here, we compare herbivore damage between subtropical and temperate populations of the evergreen tree Aextoxicon punctatum (Olivillo), distributed between 30° and 43° S along the Pacific margin of Chile. To assess the impact of herbivory on Olivillo seedlings, we set up 29 experimental plots, 1.5 × 3 m: 16 in forests of Fray Jorge National Park (subtropical latitude), and 13 in Guabún, Chiloé Island (temperate latitude). Half of each plot was fenced around with chicken wire, to exclude small mammals, and the other half was left unfenced. In each half of the plots we planted 16 seedlings of Olivillo in December 2003, with a total of 928 plants. Seedling survival, leaf production and herbivory by invertebrates were monitored over the next 16 mo. Small mammal herbivores killed ca 30 percent of seedlings in both sites. Nevertheless, invertebrate herbivory was greater in the temperate forest, thus contradicting the expected trend of increasing herbivore impact toward the tropics. Seedling growth was greater in subtropical forest suggesting better conditions for tree growth or that higher invertebrate herbivory depressed seedling growth in the temperate forest. Invertebrate herbivory increased toward temperate latitudes while small mammal herbivory was similar in both sites. We suggest that comparison of single species can be useful to test generalizations about latitudinal patterns and allow disentangling factors controlling herbivory patterns across communities.&quot;,&quot;container-title&quot;:&quot;Biotropica&quot;,&quot;DOI&quot;:&quot;https://doi.org/10.1111/j.1744-7429.2009.00554.x&quot;,&quot;ISSN&quot;:&quot;1744-7429&quot;,&quot;issue&quot;:&quot;2&quot;,&quot;language&quot;:&quot;en&quot;,&quot;note&quot;:&quot;_eprint: https://onlinelibrary.wiley.com/doi/pdf/10.1111/j.1744-7429.2009.00554.x&quot;,&quot;page&quot;:&quot;174-179&quot;,&quot;source&quot;:&quot;Wiley Online Library&quot;,&quot;title&quot;:&quot;Seedling Mortality and Herbivory Damage in Subtropical and Temperate Populations: Testing the Hypothesis of Higher Herbivore Pressure Toward the Tropics&quot;,&quot;title-short&quot;:&quot;Seedling Mortality and Herbivory Damage in Subtropical and Temperate Populations&quot;,&quot;volume&quot;:&quot;42&quot;,&quot;author&quot;:[{&quot;family&quot;:&quot;del‐Val&quot;,&quot;given&quot;:&quot;Ek&quot;},{&quot;family&quot;:&quot;Armesto&quot;,&quot;given&quot;:&quot;Juan J.&quot;}],&quot;issued&quot;:{&quot;date-parts&quot;:[[&quot;2010&quot;]]}}}],&quot;schema&quot;:&quot;https://github.com/citation-style-language/schema/raw/master/csl-citation.json&quot;} RNDh0SD9CysgK"/><text:span text:style-name="T36">. However for the whole communities (i.e. biomass of community as a whole) trophic cascades mediated by invertebrate herbivores are not well studied in the tropical forest especially during secondary succession. </text:span></text:p>
      <text:p text:style-name="P41"/>
      <text:p text:style-name="P42"><text:span text:style-name="T23">Interestingly, we still </text:span><text:span text:style-name="T26">do not know whether tropical insect herbivore communities partition niches tightly, or is there a room for some more species</text:span><text:span text:style-name="T23">. If yes, then we could conclude that they are limited… Possible effect of generalists on food web structure was hypothesized but never tested.</text:span></text:p>
      <text:p text:style-name="P41"/>
      <text:p text:style-name="P30"/>
      <text:p text:style-name="P11"/>
      <text:p text:style-name="P45"><text:span text:style-name="T14">[VN]</text:span><text:span text:style-name="T115"> I would propose standard not very innovative hypotheses – going with the </text:span><text:span text:style-name="T116">standard top-down control by vertebrate predators decreases abundance of herbivores, and also (due to competition) abundance of IP predators</text:span><text:span text:style-name="T115">. The more interesting question is the </text:span><text:span text:style-name="T116">effect on diversity of herbivores (and IP predators):</text:span><text:span text:style-name="T115"> </text:span></text:p>
      <text:p text:style-name="P45"><text:span text:style-name="T115">A) </text:span><text:span text:style-name="T116">decreased abundance of herbivores leads to decreased species richness (diversity-abundance relationship),</text:span><text:span text:style-name="T115"> </text:span></text:p>
      <text:p text:style-name="P45"><text:span text:style-name="T115">B) predators focus on </text:span><text:span text:style-name="T116">more common herbivores </text:span><text:span text:style-name="T117">and</text:span><text:span text:style-name="T116"> absolute increase herbivore diversity by J-C effect</text:span><text:span text:style-name="T115"> (assuming there is competition in herbivore communities so that decline in dominant species frees space for additional species), or </text:span></text:p>
      <text:p text:style-name="P45"><text:span text:style-name="T115">C) </text:span><text:span text:style-name="T116">no additional species, but lower abundance</text:span><text:span text:style-name="T115"> especially of common herbivore species means an increase in diversity indices (also IP predators)</text:span></text:p>
      <text:p text:style-name="P43"/>
      <text:p text:style-name="P45"><text:span text:style-name="T14">[VN]</text:span><text:span text:style-name="T115"> We also need </text:span><text:span text:style-name="T116">hypotheses for adding generalist herbivores</text:span><text:span text:style-name="T115"> – there they are expected to reduce other herbivores either by direct competition or via </text:span><text:span text:style-name="T116">decline in food quality</text:span><text:span text:style-name="T115"> since the </text:span><text:span text:style-name="T116">plants suffering higher herbivory will invest more in induced defenses</text:span><text:span text:style-name="T115">; the lack of effect would indicate lack of competition or compensation (by higher growth) by plants. The effect on herbivore diversity – </text:span><text:span text:style-name="T116">decrease in species diversity connected with decrease in abundance of herbivores</text:span><text:span text:style-name="T115">. Here unlike with predators that may </text:span><text:span text:style-name="T116">disproportionately focus on common prey</text:span><text:span text:style-name="T115"> the effects of generalist herbivore on others is not supposed to be density-dependent; instead it may be higher/lower on certain plant species as </text:span><text:span text:style-name="T116">Oribius is not perfectly generalist.</text:span></text:p>
      <text:p text:style-name="P48"/>
      <text:p text:style-name="P3"><text:span text:style-name="T7">[ MII ]</text:span><text:span text:style-name="T9"> </text:span><text:span text:style-name="T61">[</text:span><text:span text:style-name="T62">P</text:span><text:span text:style-name="T63">revious</text:span><text:span text:style-name="T64"> studies of herbivorous insects on plants in Papua New Guinea suggested strong bottom-up effect of </text:span><text:span text:style-name="T65">host-</text:span><text:span text:style-name="T64">plant </text:span><text:span text:style-name="T65">identity on herbivore community composition, but not on abundance</text:span><text:span text:style-name="T66">]</text:span><text:span text:style-name="T37">. </text:span><text:span text:style-name="T38">In case of community composition h</text:span><text:span text:style-name="T39">erbivorous insects were previously found to respond to their host plants </text:span><text:span text:style-name="T40">phylogeny </text:span><text:reference-mark-start text:name="ZOTERO_ITEM CSL_CITATION {&quot;citationID&quot;:&quot;4fTb0KRX&quot;,&quot;properties&quot;:{&quot;formattedCitation&quot;:&quot;(Lep\\uc0\\u353{}, Novotn\\uc0\\u253{}, &amp; Basset, 2001; Segar et al., 2017; Weiblen, Webb, Novotny, Basset, &amp; Miller, 2006)&quot;,&quot;plainCitation&quot;:&quot;(Lepš, Novotný, &amp; Basset, 2001; Segar et al., 2017; Weiblen, Webb, Novotny, Basset, &amp; Miller, 2006)&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796,&quot;uris&quot;:[&quot;http://zotero.org/users/1954708/items/MQD2U4WQ&quot;],&quot;uri&quot;:[&quot;http://zotero.org/users/1954708/items/MQD2U4WQ&quot;],&quot;itemData&quot;:{&quot;id&quot;:2796,&quot;type&quot;:&quot;article-journal&quot;,&quot;abstract&quot;:&quot;A long-term goal in evolutionary ecology is to explain the incredible diversity of insect herbivores and patterns of host plant use in speciose groups like tropical Lepidoptera. Here, we used standardized food-web data, multigene phylogenies of both trophic levels and plant chemistry data to model interactions between Lepidoptera larvae (caterpillars) from two lineages (Geometridae and Pyraloidea) and plants in a species-rich lowland rainforest in New Guinea. Model parameters were used to make and test blind predictions for two hectares of an exhaustively sampled forest. For pyraloids, we relied on phylogeny alone and predicted 54% of species-level interactions, translating to 79% of all trophic links for individual insects, by sampling insects from only 15% of local woody plant diversity. The phylogenetic distribution of host-plant associations in polyphagous geometrids was less conserved, reducing accuracy. In a truly quantitative food web, only 40% of pair-wise interactions were described correctly in geometrids. Polyphenol oxidative activity (but not protein precipitation capacity) was important for understanding the occurrence of geometrids (but not pyraloids) across their hosts. When both foliar chemistry and plant phylogeny were included, we predicted geometrid–plant occurrence with 89% concordance. Such models help to test macroevolutionary hypotheses at the community level.&quot;,&quot;container-title&quot;:&quot;Proceedings of the Royal Society B: Biological Sciences&quot;,&quot;DOI&quot;:&quot;10.1098/rspb.2017.1803&quot;,&quot;issue&quot;:&quot;1866&quot;,&quot;journalAbbreviation&quot;:&quot;Proceedings of the Royal Society B: Biological Sciences&quot;,&quot;note&quot;:&quot;publisher: Royal Society&quot;,&quot;page&quot;:&quot;20171803&quot;,&quot;source&quot;:&quot;royalsocietypublishing.org (Atypon)&quot;,&quot;title&quot;:&quot;Variably hungry caterpillars: predictive models and foliar chemistry suggest how to eat a rainforest&quot;,&quot;title-short&quot;:&quot;Variably hungry caterpillars&quot;,&quot;volume&quot;:&quot;284&quot;,&quot;author&quot;:[{&quot;family&quot;:&quot;Segar&quot;,&quot;given&quot;:&quot;Simon T.&quot;},{&quot;family&quot;:&quot;Volf&quot;,&quot;given&quot;:&quot;Martin&quot;},{&quot;family&quot;:&quot;Isua&quot;,&quot;given&quot;:&quot;Brus&quot;},{&quot;family&quot;:&quot;Sisol&quot;,&quot;given&quot;:&quot;Mentap&quot;},{&quot;family&quot;:&quot;Redmond&quot;,&quot;given&quot;:&quot;Conor M.&quot;},{&quot;family&quot;:&quot;Rosati&quot;,&quot;given&quot;:&quot;Margaret E.&quot;},{&quot;family&quot;:&quot;Gewa&quot;,&quot;given&quot;:&quot;Bradley&quot;},{&quot;family&quot;:&quot;Molem&quot;,&quot;given&quot;:&quot;Kenneth&quot;},{&quot;family&quot;:&quot;Dahl&quot;,&quot;given&quot;:&quot;Chris&quot;},{&quot;family&quot;:&quot;Holloway&quot;,&quot;given&quot;:&quot;Jeremy D.&quot;},{&quot;family&quot;:&quot;Basset&quot;,&quot;given&quot;:&quot;Yves&quot;},{&quot;family&quot;:&quot;Miller&quot;,&quot;given&quot;:&quot;Scott E.&quot;},{&quot;family&quot;:&quot;Weiblen&quot;,&quot;given&quot;:&quot;George D.&quot;},{&quot;family&quot;:&quot;Salminen&quot;,&quot;given&quot;:&quot;Juha-Pekka&quot;},{&quot;family&quot;:&quot;Novotny&quot;,&quot;given&quot;:&quot;Vojtech&quot;}],&quot;issued&quot;:{&quot;date-parts&quot;:[[&quot;2017&quot;,11,15]]}}},{&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eifzdgKwvS"/><text:span text:style-name="T111">(Lep</text:span><text:span text:style-name="T112">š, Novotný, &amp; Basset, 2001; Segar et al., 2017; Weiblen, Webb, Novotny, Basset, &amp; Miller, 2006)</text:span><text:reference-mark-end text:name="ZOTERO_ITEM CSL_CITATION {&quot;citationID&quot;:&quot;4fTb0KRX&quot;,&quot;properties&quot;:{&quot;formattedCitation&quot;:&quot;(Lep\\uc0\\u353{}, Novotn\\uc0\\u253{}, &amp; Basset, 2001; Segar et al., 2017; Weiblen, Webb, Novotny, Basset, &amp; Miller, 2006)&quot;,&quot;plainCitation&quot;:&quot;(Lepš, Novotný, &amp; Basset, 2001; Segar et al., 2017; Weiblen, Webb, Novotny, Basset, &amp; Miller, 2006)&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796,&quot;uris&quot;:[&quot;http://zotero.org/users/1954708/items/MQD2U4WQ&quot;],&quot;uri&quot;:[&quot;http://zotero.org/users/1954708/items/MQD2U4WQ&quot;],&quot;itemData&quot;:{&quot;id&quot;:2796,&quot;type&quot;:&quot;article-journal&quot;,&quot;abstract&quot;:&quot;A long-term goal in evolutionary ecology is to explain the incredible diversity of insect herbivores and patterns of host plant use in speciose groups like tropical Lepidoptera. Here, we used standardized food-web data, multigene phylogenies of both trophic levels and plant chemistry data to model interactions between Lepidoptera larvae (caterpillars) from two lineages (Geometridae and Pyraloidea) and plants in a species-rich lowland rainforest in New Guinea. Model parameters were used to make and test blind predictions for two hectares of an exhaustively sampled forest. For pyraloids, we relied on phylogeny alone and predicted 54% of species-level interactions, translating to 79% of all trophic links for individual insects, by sampling insects from only 15% of local woody plant diversity. The phylogenetic distribution of host-plant associations in polyphagous geometrids was less conserved, reducing accuracy. In a truly quantitative food web, only 40% of pair-wise interactions were described correctly in geometrids. Polyphenol oxidative activity (but not protein precipitation capacity) was important for understanding the occurrence of geometrids (but not pyraloids) across their hosts. When both foliar chemistry and plant phylogeny were included, we predicted geometrid–plant occurrence with 89% concordance. Such models help to test macroevolutionary hypotheses at the community level.&quot;,&quot;container-title&quot;:&quot;Proceedings of the Royal Society B: Biological Sciences&quot;,&quot;DOI&quot;:&quot;10.1098/rspb.2017.1803&quot;,&quot;issue&quot;:&quot;1866&quot;,&quot;journalAbbreviation&quot;:&quot;Proceedings of the Royal Society B: Biological Sciences&quot;,&quot;note&quot;:&quot;publisher: Royal Society&quot;,&quot;page&quot;:&quot;20171803&quot;,&quot;source&quot;:&quot;royalsocietypublishing.org (Atypon)&quot;,&quot;title&quot;:&quot;Variably hungry caterpillars: predictive models and foliar chemistry suggest how to eat a rainforest&quot;,&quot;title-short&quot;:&quot;Variably hungry caterpillars&quot;,&quot;volume&quot;:&quot;284&quot;,&quot;author&quot;:[{&quot;family&quot;:&quot;Segar&quot;,&quot;given&quot;:&quot;Simon T.&quot;},{&quot;family&quot;:&quot;Volf&quot;,&quot;given&quot;:&quot;Martin&quot;},{&quot;family&quot;:&quot;Isua&quot;,&quot;given&quot;:&quot;Brus&quot;},{&quot;family&quot;:&quot;Sisol&quot;,&quot;given&quot;:&quot;Mentap&quot;},{&quot;family&quot;:&quot;Redmond&quot;,&quot;given&quot;:&quot;Conor M.&quot;},{&quot;family&quot;:&quot;Rosati&quot;,&quot;given&quot;:&quot;Margaret E.&quot;},{&quot;family&quot;:&quot;Gewa&quot;,&quot;given&quot;:&quot;Bradley&quot;},{&quot;family&quot;:&quot;Molem&quot;,&quot;given&quot;:&quot;Kenneth&quot;},{&quot;family&quot;:&quot;Dahl&quot;,&quot;given&quot;:&quot;Chris&quot;},{&quot;family&quot;:&quot;Holloway&quot;,&quot;given&quot;:&quot;Jeremy D.&quot;},{&quot;family&quot;:&quot;Basset&quot;,&quot;given&quot;:&quot;Yves&quot;},{&quot;family&quot;:&quot;Miller&quot;,&quot;given&quot;:&quot;Scott E.&quot;},{&quot;family&quot;:&quot;Weiblen&quot;,&quot;given&quot;:&quot;George D.&quot;},{&quot;family&quot;:&quot;Salminen&quot;,&quot;given&quot;:&quot;Juha-Pekka&quot;},{&quot;family&quot;:&quot;Novotny&quot;,&quot;given&quot;:&quot;Vojtech&quot;}],&quot;issued&quot;:{&quot;date-parts&quot;:[[&quot;2017&quot;,11,15]]}}},{&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eifzdgKwvS"/><text:span text:style-name="T39">, but their abundance </text:span><text:span text:style-name="T40">was</text:span><text:span text:style-name="T39"> predominantly related to the food </text:span><text:span text:style-name="T68">quantity</text:span><text:span text:style-name="T39"> and </text:span><text:span text:style-name="T68">not</text:span><text:span text:style-name="T39"> </text:span><text:span text:style-name="T68">quality</text:span><text:span text:style-name="T41"> </text:span><text:reference-mark-start text:name="ZOTERO_ITEM CSL_CITATION {&quot;citationID&quot;:&quot;FS40OoXZ&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Eq3HhtTF2D"/><text:span text:style-name="T41">(Whitfeld et al., 2012)</text:span><text:reference-mark-end text:name="ZOTERO_ITEM CSL_CITATION {&quot;citationID&quot;:&quot;FS40OoXZ&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Eq3HhtTF2D"/><text:span text:style-name="T41">. </text:span><text:span text:style-name="T40">However, h</text:span><text:span text:style-name="T42">ost phylogeny predicts </text:span><text:span text:style-name="T40">composition of </text:span><text:span text:style-name="T42">some groups, like caterpillars better, than </text:span><text:span text:style-name="T40">others </text:span><text:span text:style-name="T42">e.g beetles or orthopteroids</text:span><text:span text:style-name="T43"> </text:span><text:reference-mark-start text:name="ZOTERO_ITEM CSL_CITATION {&quot;citationID&quot;:&quot;6eFjbn94&quot;,&quot;properties&quot;:{&quot;formattedCitation&quot;:&quot;(Weiblen et al., 2006)&quot;,&quot;plainCitation&quot;:&quot;(Weiblen et al., 2006)&quot;,&quot;noteIndex&quot;:0},&quot;citationItems&quot;:[{&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hxdtWEQVqT"/><text:span text:style-name="T44">(Weiblen et al., 2006)</text:span><text:reference-mark-end text:name="ZOTERO_ITEM CSL_CITATION {&quot;citationID&quot;:&quot;6eFjbn94&quot;,&quot;properties&quot;:{&quot;formattedCitation&quot;:&quot;(Weiblen et al., 2006)&quot;,&quot;plainCitation&quot;:&quot;(Weiblen et al., 2006)&quot;,&quot;noteIndex&quot;:0},&quot;citationItems&quot;:[{&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hxdtWEQVqT"/><text:span text:style-name="T41">. </text:span><text:span text:style-name="T69">Simple mass action</text:span><text:span text:style-name="T45">. It</text:span><text:span text:style-name="T73"> was </text:span><text:span text:style-name="T74">previously </text:span><text:span text:style-name="T73">suggested that trophic cascades might be responsible for variation in herbivore abundance on plants and it could weaken relationships between plant traits and instantaneous </text:span><text:span text:style-name="T75">measures</text:span><text:span text:style-name="T73"> of herbivore abundance </text:span><text:reference-mark-start text:name="ZOTERO_ITEM CSL_CITATION {&quot;citationID&quot;:&quot;FhQDZwCk&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WO8kreGgSg"/><text:span text:style-name="T73">(Whitfeld et al., 2012)</text:span><text:reference-mark-end text:name="ZOTERO_ITEM CSL_CITATION {&quot;citationID&quot;:&quot;FhQDZwCk&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WO8kreGgSg"/><text:span text:style-name="T46">. </text:span><text:span text:style-name="T37">Correlations between trophic guilds can suggest ecological processes shaping them. </text:span><text:reference-mark-start text:name="ZOTERO_ITEM CSL_CITATION {&quot;citationID&quot;:&quot;clTHwBtd&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FaPK1OCkXj"/><text:span text:style-name="T41">(Mottl et al., 2020)</text:span><text:reference-mark-end text:name="ZOTERO_ITEM CSL_CITATION {&quot;citationID&quot;:&quot;clTHwBtd&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FaPK1OCkXj"/><text:span text:style-name="T47"> found no indication of inter-guild competition in leaf-chewing </text:span><text:span text:style-name="T48">vs leaf-mining herbivores</text:span><text:span text:style-name="T47">, </text:span><text:span text:style-name="T48">and spiders and ants. </text:span><text:span text:style-name="T38">N</text:span><text:span text:style-name="T41">o effect of predators and predominantly amount, found evidence for bottom-up limitation of arthropod abundance and less by predators and competition. </text:span><text:span text:style-name="T76">How these correlations might be understood in the light of top down cascades? What about IAPs? </text:span><text:span text:style-name="T81">Would increase in one guild trigger correlations? </text:span><text:span text:style-name="T82">What would I </text:span><text:soft-page-break/><text:span text:style-name="T82">predict for increased generalist herbivore abundance?: </text:span><text:span text:style-name="T77">First of all, there might be disturbed correlation structure. </text:span></text:p>
      <text:p text:style-name="P1"/>
      <text:p text:style-name="P3"><text:span text:style-name="T7">[ MII ]</text:span><text:span text:style-name="T83"> </text:span><text:span text:style-name="T84">[Emerging pattern of</text:span><text:span text:style-name="T85"> low inter-guild competition, and no top-down effects.</text:span><text:span text:style-name="T84">]</text:span><text:span text:style-name="T78"> What </text:span><text:span text:style-name="T79">would be the mechanism responsible for </text:span><text:span text:style-name="T78">keep</text:span><text:span text:style-name="T79">ing</text:span><text:span text:style-name="T78"> tropical forests gree</text:span><text:span text:style-name="T79">n</text:span><text:span text:style-name="T78">? Are herbivore communities limited in their abundance and richness? This question can be answered using simple experiment of increased herbivore abundance. </text:span><text:span text:style-name="T80">There might be absolute amount of food available (e.g. only young leaves are palatable etc) this would explain lack of cascading effect on community biomass (Schmitz). Herbivores might be also limited by amount of food they can consume. Simple mechanistic food web models suggest that in this situation there should be cascading effect of predators. Unless they are not important. </text:span><text:span text:style-name="T12">[</text:span><text:span text:style-name="T10">d1</text:span><text:span text:style-name="T12">]</text:span><text:span text:style-name="T118">. </text:span><text:span text:style-name="T119">Increase in herbivore abundance would then have no-effect on </text:span><text:span text:style-name="T120">vegetation</text:span><text:span text:style-name="T119"> biomass, or reduce total biomass of the community </text:span><text:span text:style-name="T118"><text:s/></text:span><text:span text:style-name="T12">[</text:span><text:span text:style-name="T10">d</text:span><text:span text:style-name="T11">2</text:span><text:span text:style-name="T12">]</text:span><text:span text:style-name="T118">.</text:span><text:span text:style-name="T119"> </text:span><text:span text:style-name="T121">Relative resource limitation s</text:span><text:span text:style-name="T122">omewhat confirmed by increase in abundance but no increase in herbivory rates </text:span><text:span text:style-name="T121">in temperate regions</text:span><text:span text:style-name="T122"> </text:span><text:reference-mark-start text:name="ZOTERO_ITEM CSL_CITATION {&quot;citationID&quot;:&quot;MbF0LMoN&quot;,&quot;properties&quot;:{&quot;formattedCitation&quot;:&quot;(La Pierre &amp; Smith, 2016)&quot;,&quot;plainCitation&quot;:&quot;(La Pierre &amp; Smith, 2016)&quot;,&quot;noteIndex&quot;:0},&quot;citationItems&quot;:[{&quot;id&quot;:2898,&quot;uris&quot;:[&quot;http://zotero.org/users/1954708/items/L58ZF598&quot;],&quot;uri&quot;:[&quot;http://zotero.org/users/1954708/items/L58ZF598&quot;],&quot;itemData&quot;:{&quot;id&quot;:2898,&quot;type&quot;:&quot;article-journal&quot;,&quot;abstract&quot;:&quot;Resource availability may influence invertebrate communities, with important consequences for ecosystem function, such as biomass production. We assessed: (1) the effects of experimental soil nutrient additions on invertebrate abundances and feeding rates and (2) the resultant changes in the effects of invertebrates on aboveground plant biomass at three grassland sites spanning the North American Central Plains, across which plant tissue chemistry and biomass vary. Invertebrate communities and rates of herbivory were sampled within a long-term nutrient-addition experiment established at each site along the broad Central Plains precipitation gradient. Additionally, the effects of invertebrates on aboveground plant biomass were determined under ambient and elevated nutrient conditions. At the more mesic sites, invertebrate herbivore abundances increased and their per capita rate of herbivory decreased with nutrient additions. In contrast, at the semi-arid site where plant biomass is low and plant nutrient concentrations are high, invertebrate herbivore abundances did not vary and per capita rates of herbivory increased with nutrient additions. No change in the effect of invertebrate herbivores on aboveground plant biomass was observed at any of the sites. In sum, nutrient additions induced shifts in both plant biomass and leaf nutrient content, which altered invertebrate abundances and feeding rate. However, due to the inverse relationship between changes in herbivore abundance and per capita rates of herbivory, nutrient additions did not alter the effect of invertebrates on aboveground biomass. Overall, we suggest that this inverse response of herbivore abundance and per capita feeding rate may buffer ecosystems against changes in invertebrate damage in response to fluctuations in nutrient levels.&quot;,&quot;container-title&quot;:&quot;Oecologia&quot;,&quot;DOI&quot;:&quot;10.1007/s00442-015-3471-7&quot;,&quot;ISSN&quot;:&quot;1432-1939&quot;,&quot;issue&quot;:&quot;2&quot;,&quot;journalAbbreviation&quot;:&quot;Oecologia&quot;,&quot;language&quot;:&quot;eng&quot;,&quot;note&quot;:&quot;PMID: 26474567&quot;,&quot;page&quot;:&quot;485-497&quot;,&quot;source&quot;:&quot;PubMed&quot;,&quot;title&quot;:&quot;Soil nutrient additions increase invertebrate herbivore  abundances, but not herbivory, across three grassland systems&quot;,&quot;volume&quot;:&quot;180&quot;,&quot;author&quot;:[{&quot;family&quot;:&quot;La Pierre&quot;,&quot;given&quot;:&quot;Kimberly J.&quot;},{&quot;family&quot;:&quot;Smith&quot;,&quot;given&quot;:&quot;Melinda D.&quot;}],&quot;issued&quot;:{&quot;date-parts&quot;:[[&quot;2016&quot;,2]]}}}],&quot;schema&quot;:&quot;https://github.com/citation-style-language/schema/raw/master/csl-citation.json&quot;} RNDULyqw3ToMz"/><text:span text:style-name="T122">(La Pierre &amp; Smith, 2016)</text:span><text:reference-mark-end text:name="ZOTERO_ITEM CSL_CITATION {&quot;citationID&quot;:&quot;MbF0LMoN&quot;,&quot;properties&quot;:{&quot;formattedCitation&quot;:&quot;(La Pierre &amp; Smith, 2016)&quot;,&quot;plainCitation&quot;:&quot;(La Pierre &amp; Smith, 2016)&quot;,&quot;noteIndex&quot;:0},&quot;citationItems&quot;:[{&quot;id&quot;:2898,&quot;uris&quot;:[&quot;http://zotero.org/users/1954708/items/L58ZF598&quot;],&quot;uri&quot;:[&quot;http://zotero.org/users/1954708/items/L58ZF598&quot;],&quot;itemData&quot;:{&quot;id&quot;:2898,&quot;type&quot;:&quot;article-journal&quot;,&quot;abstract&quot;:&quot;Resource availability may influence invertebrate communities, with important consequences for ecosystem function, such as biomass production. We assessed: (1) the effects of experimental soil nutrient additions on invertebrate abundances and feeding rates and (2) the resultant changes in the effects of invertebrates on aboveground plant biomass at three grassland sites spanning the North American Central Plains, across which plant tissue chemistry and biomass vary. Invertebrate communities and rates of herbivory were sampled within a long-term nutrient-addition experiment established at each site along the broad Central Plains precipitation gradient. Additionally, the effects of invertebrates on aboveground plant biomass were determined under ambient and elevated nutrient conditions. At the more mesic sites, invertebrate herbivore abundances increased and their per capita rate of herbivory decreased with nutrient additions. In contrast, at the semi-arid site where plant biomass is low and plant nutrient concentrations are high, invertebrate herbivore abundances did not vary and per capita rates of herbivory increased with nutrient additions. No change in the effect of invertebrate herbivores on aboveground plant biomass was observed at any of the sites. In sum, nutrient additions induced shifts in both plant biomass and leaf nutrient content, which altered invertebrate abundances and feeding rate. However, due to the inverse relationship between changes in herbivore abundance and per capita rates of herbivory, nutrient additions did not alter the effect of invertebrates on aboveground biomass. Overall, we suggest that this inverse response of herbivore abundance and per capita feeding rate may buffer ecosystems against changes in invertebrate damage in response to fluctuations in nutrient levels.&quot;,&quot;container-title&quot;:&quot;Oecologia&quot;,&quot;DOI&quot;:&quot;10.1007/s00442-015-3471-7&quot;,&quot;ISSN&quot;:&quot;1432-1939&quot;,&quot;issue&quot;:&quot;2&quot;,&quot;journalAbbreviation&quot;:&quot;Oecologia&quot;,&quot;language&quot;:&quot;eng&quot;,&quot;note&quot;:&quot;PMID: 26474567&quot;,&quot;page&quot;:&quot;485-497&quot;,&quot;source&quot;:&quot;PubMed&quot;,&quot;title&quot;:&quot;Soil nutrient additions increase invertebrate herbivore  abundances, but not herbivory, across three grassland systems&quot;,&quot;volume&quot;:&quot;180&quot;,&quot;author&quot;:[{&quot;family&quot;:&quot;La Pierre&quot;,&quot;given&quot;:&quot;Kimberly J.&quot;},{&quot;family&quot;:&quot;Smith&quot;,&quot;given&quot;:&quot;Melinda D.&quot;}],&quot;issued&quot;:{&quot;date-parts&quot;:[[&quot;2016&quot;,2]]}}}],&quot;schema&quot;:&quot;https://github.com/citation-style-language/schema/raw/master/csl-citation.json&quot;} RNDULyqw3ToMz"/><text:span text:style-name="T122">. </text:span><text:span text:style-name="T121">Mechanisms of herbivore limitations are studied rarely by modifications of herbivore popuations. </text:span><text:span text:style-name="T123">Interestingly, we still do not know whether tropical insect herbivore communities partition niches tightly, or is there a room for some more species. Possible effect of generalists on food web structure was </text:span><text:span text:style-name="T124">hypothesized</text:span><text:span text:style-name="T123"> but never tested. </text:span><text:span text:style-name="T125">We assume</text:span><text:span text:style-name="T126"> that s</text:span><text:span text:style-name="T127">econdary forest plants are all of high quality, but at the same time they are protected with exudates. </text:span><text:span text:style-name="T128">Community in tropics is hypothesized not t</text:span><text:span text:style-name="T129">o</text:span><text:span text:style-name="T128"> be saturated </text:span><text:reference-mark-start text:name="ZOTERO_ITEM CSL_CITATION {&quot;citationID&quot;:&quot;CJVsTUYB&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SUwUTgoKIC"/><text:span text:style-name="T128">(Vojtech Novotny et al., 2012)</text:span><text:reference-mark-end text:name="ZOTERO_ITEM CSL_CITATION {&quot;citationID&quot;:&quot;CJVsTUYB&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SUwUTgoKIC"/><text:span text:style-name="T128"> </text:span><text:span text:style-name="T129">with species. </text:span><text:span text:style-name="T130">Saturation, competition and network </text:span><text:span text:style-name="T131">structure.</text:span></text:p>
      <text:p text:style-name="P20"/>
      <text:p text:style-name="P22"><text:span text:style-name="T13">[ MII ] </text:span><text:span text:style-name="T49">S</text:span><text:span text:style-name="T32">econd manuscript:</text:span></text:p>
      <text:p text:style-name="P17"/>
      <text:p text:style-name="P31"><text:span text:style-name="T27">We expect that modularity might increase in interaction networks .</text:span><text:span text:style-name="T87"> “how herbivores affect dominance hierarchies between plant species is scarce, more preferred species in the feeding experiments were those that increased in cover after herbivore exclusion in the field, whereas less preferred ones decreased” (Kempel et al., 2015). little is known how generalists affect plant community composition and herbivore community itself. “In communities deficient in intermediate predators (low values of ln[IP:H+]), vertebrate insectivores had relatively weak effects on intermediate predators, herbivores and plan</text:span><text:bookmark text:name="xref-fig-2-2"/><text:span text:style-name="T87">ts (</text:span><text:a xlink:type="simple" xlink:href="https://www.pnas.org/content/107/16/7335.long?utm_source=TrendMD&amp;utm_medium=cpc&amp;utm_campaign=Proc_Natl_Acad_Sci_U_S_A_TrendMD_0#F2" text:style-name="ListLabel_20_13" text:visited-style-name="ListLabel_20_13"><text:span text:style-name="ListLabel_20_1"><text:span text:style-name="T87">Fig. 2</text:span></text:span></text:a><text:span text:style-name="T87"> and </text:span><text:a xlink:type="simple" xlink:href="http://www.pnas.org/content/vol0/issue2010/images/data/1001934107/DCSupplemental/st06.doc" text:style-name="ListLabel_20_13" text:visited-style-name="ListLabel_20_13"><text:span text:style-name="ListLabel_20_1"><text:span text:style-name="T87">Table S4</text:span></text:span></text:a><text:span text:style-name="T87">). In contrast, in communities with a high relative abundance of </text:span><office:annotation office:name="__Annotation__2038_1613304464"><dc:creator>Vojtech Novotny</dc:creator><dc:date>2020-11-14T12:56:00</dc:date><loext:sender-initials>VN</loext:sender-initials><text:p><text:span text:style-name="T166">a paragraph is needed on theory of intermediate predators </text:span></text:p></office:annotation><text:span text:style-name="T87">intermediate predators </text:span><office:annotation-end office:name="__Annotation__2038_1613304464"/><text:span text:style-name="T87">(high values of ln[IP:H+]) trophic cascades were strong, with strong negative effects of vertebrate insectivores on both intermediate predators and herbivores and strong positive effects on plants”(Mooney et al., 2010). </text:span><text:span text:style-name="T27">3. </text:span></text:p>
      <text:p text:style-name="P29"/>
      <text:p text:style-name="P23"><text:span text:style-name="T87">[ </text:span><text:span text:style-name="T88">In this paper w</text:span><text:span text:style-name="T86">e </text:span><text:span text:style-name="T89">explore</text:span><text:span text:style-name="T90"> </text:span><text:span text:style-name="T104">top down effects </text:span><text:span text:style-name="T105">of</text:span><text:span text:style-name="T89"> </text:span><text:span text:style-name="T105">herbivorous insects</text:span><text:span text:style-name="T89"> </text:span><text:span text:style-name="T90">on plants and </text:span><text:span text:style-name="T89">how they </text:span><text:span text:style-name="T91">contribute to the</text:span><text:span text:style-name="T90"> cascading effects of vertebrate predators</text:span><text:span text:style-name="T88"> </text:span><text:span text:style-name="T89">and </text:span><text:span text:style-name="T105">IAPs</text:span><text:span text:style-name="T89"> </text:span><text:span text:style-name="T92">in </text:span><text:span text:style-name="T106">early successional forest </text:span><text:span text:style-name="T107">(</text:span><text:span text:style-name="T106">gaps</text:span><text:span text:style-name="T107">)</text:span><text:span text:style-name="T94">.</text:span><text:span text:style-name="T50"> </text:span><text:span text:style-name="T51">We evaluate herbivore and IAP community composition in response to predator exclusion. </text:span></text:p>
      <text:p text:style-name="P24"><text:span text:style-name="T52">1</text:span><text:span text:style-name="T49">. </text:span><text:span text:style-name="T53">I</text:span><text:span text:style-name="T32">ntroduc</text:span><text:span text:style-name="T54">tion of generalist</text:span><text:span text:style-name="T32"> herbivores </text:span><text:span text:style-name="T54">is expected</text:span><text:span text:style-name="T32"> to </text:span><text:span text:style-name="T67">increase </text:span><text:span text:style-name="T70">inter-specific</text:span><text:span text:style-name="T67"> competition between herbivore species</text:span><text:span text:style-name="T32">, </text:span><text:span text:style-name="T55">but possibly only in exposed chewers gui</text:span><text:span text:style-name="T52">l</text:span><text:span text:style-name="T55">d</text:span><text:span text:style-name="T32">.</text:span></text:p>
      <text:p text:style-name="P25"><text:span text:style-name="T32">2. </text:span><text:span text:style-name="T56">Correlations between </text:span><text:span text:style-name="T57">orders and IAPs. </text:span></text:p>
      <text:p text:style-name="P3"><text:span text:style-name="T58">3</text:span><text:span text:style-name="T59">. </text:span><text:span text:style-name="T71">Does plant species identity matters in the process of recolonization</text:span><text:span text:style-name="T60">. </text:span><text:span text:style-name="T95">We test </text:span><text:span text:style-name="T96">the role of herbivores</text:span><text:span text:style-name="T95"> using insecticide treatment and herbivore addition.</text:span></text:p>
      <text:p text:style-name="P2"><text:span text:style-name="T97">4. </text:span><text:span text:style-name="T93">IAPs </text:span><text:span text:style-name="T98">responses</text:span><text:span text:style-name="T93"> to herbivore </text:span><text:span text:style-name="T98">addition</text:span><text:span text:style-name="T93"> or not?</text:span></text:p>
      <text:p text:style-name="P5"/>
      <text:p text:style-name="P18"/>
      <text:p text:style-name="P4"><text:span text:style-name="T7">[ MII ]</text:span><text:span text:style-name="T9"> <text:s/></text:span><text:span text:style-name="T100">loss of this functional group may result in increased tree seedling herbivory and altered nutrient regimes through changes in the abundance and guild structure of invertebrates </text:span><text:reference-mark-start text:name="ZOTERO_ITEM CSL_CITATION {&quot;citationID&quot;:&quot;xDIOSsEk&quot;,&quot;properties&quot;:{&quot;formattedCitation&quot;:&quot;(Dunham, 2008)&quot;,&quot;plainCitation&quot;:&quot;(Dunham, 2008)&quot;,&quot;noteIndex&quot;:0},&quot;citationItems&quot;:[{&quot;id&quot;:2871,&quot;uris&quot;:[&quot;http://zotero.org/users/1954708/items/IZKI67JC&quot;],&quot;uri&quot;:[&quot;http://zotero.org/users/1954708/items/IZKI67JC&quot;],&quot;itemData&quot;:{&quot;id&quot;:2871,&quot;type&quot;:&quot;article-journal&quot;,&quot;abstract&quot;:&quot;Understanding the impact of losing trophic diversity has global significance for managing ecosystems as well as important theoretical implications for community and ecosystem ecology. In several tropical forest ecosystems, habitat fragmentation has resulted in declines and local extinctions of mammalian and avian terrestrial insectivores. To assess the ability of a tropical rainforest community in Ivory Coast to resist perturbation from such loss of trophic diversity, I traced feedbacks in above and below ground communities and measured changes in nutrient levels and herbivory rates in response to an experimental exclosure of avian and mammalian terrestrial insectivores. I present evidence that loss of this functional group may result in increased tree seedling herbivory and altered nutrient regimes through changes in the abundance and guild structure of invertebrates. Exclusion of top predators of the forest floor resulted in increased seedling herbivory rates and macro-invertebrate (&gt;5 mm) densities with strongest effects on herbivorous taxa, spiders and earthworms. Densities of microbivores including Collembola, Acarina and Sciaridae showed the opposite trend as did levels of inorganic phosphorus in the soil. Results were evaluated using path analysis which supported the presence of a top down trophic cascade in the detrital web which ultimately affected turnover of phosphorus, a limiting nutrient in tropical soils. Results illustrate the potential importance of vertebrate predators in both above and belowground food webs despite the biotic diversity and structural heterogeneity of the rainforest floor.&quot;,&quot;container-title&quot;:&quot;Oikos&quot;,&quot;DOI&quot;:&quot;https://doi.org/10.1111/j.0030-1299.2008.16534.x&quot;,&quot;ISSN&quot;:&quot;1600-0706&quot;,&quot;issue&quot;:&quot;4&quot;,&quot;language&quot;:&quot;en&quot;,&quot;note&quot;:&quot;_eprint: https://onlinelibrary.wiley.com/doi/pdf/10.1111/j.0030-1299.2008.16534.x&quot;,&quot;page&quot;:&quot;571-579&quot;,&quot;source&quot;:&quot;Wiley Online Library&quot;,&quot;title&quot;:&quot;Above and below ground impacts of terrestrial mammals and birds in a tropical forest&quot;,&quot;volume&quot;:&quot;117&quot;,&quot;author&quot;:[{&quot;family&quot;:&quot;Dunham&quot;,&quot;given&quot;:&quot;Amy E.&quot;}],&quot;issued&quot;:{&quot;date-parts&quot;:[[&quot;2008&quot;]]}}}],&quot;schema&quot;:&quot;https://github.com/citation-style-language/schema/raw/master/csl-citation.json&quot;} RNDcZbvdnwvUQ"/><text:span text:style-name="T100">(Dunham, 2008)</text:span><text:reference-mark-end text:name="ZOTERO_ITEM CSL_CITATION {&quot;citationID&quot;:&quot;xDIOSsEk&quot;,&quot;properties&quot;:{&quot;formattedCitation&quot;:&quot;(Dunham, 2008)&quot;,&quot;plainCitation&quot;:&quot;(Dunham, 2008)&quot;,&quot;noteIndex&quot;:0},&quot;citationItems&quot;:[{&quot;id&quot;:2871,&quot;uris&quot;:[&quot;http://zotero.org/users/1954708/items/IZKI67JC&quot;],&quot;uri&quot;:[&quot;http://zotero.org/users/1954708/items/IZKI67JC&quot;],&quot;itemData&quot;:{&quot;id&quot;:2871,&quot;type&quot;:&quot;article-journal&quot;,&quot;abstract&quot;:&quot;Understanding the impact of losing trophic diversity has global significance for managing ecosystems as well as important theoretical implications for community and ecosystem ecology. In several tropical forest ecosystems, habitat fragmentation has resulted in declines and local extinctions of mammalian and avian terrestrial insectivores. To assess the ability of a tropical rainforest community in Ivory Coast to resist perturbation from such loss of trophic diversity, I traced feedbacks in above and below ground communities and measured changes in nutrient levels and herbivory rates in response to an experimental exclosure of avian and mammalian terrestrial insectivores. I present evidence that loss of this functional group may result in increased tree seedling herbivory and altered nutrient regimes through changes in the abundance and guild structure of invertebrates. Exclusion of top predators of the forest floor resulted in increased seedling herbivory rates and macro-invertebrate (&gt;5 mm) densities with strongest effects on herbivorous taxa, spiders and earthworms. Densities of microbivores including Collembola, Acarina and Sciaridae showed the opposite trend as did levels of inorganic phosphorus in the soil. Results were evaluated using path analysis which supported the presence of a top down trophic cascade in the detrital web which ultimately affected turnover of phosphorus, a limiting nutrient in tropical soils. Results illustrate the potential importance of vertebrate predators in both above and belowground food webs despite the biotic diversity and structural heterogeneity of the rainforest floor.&quot;,&quot;container-title&quot;:&quot;Oikos&quot;,&quot;DOI&quot;:&quot;https://doi.org/10.1111/j.0030-1299.2008.16534.x&quot;,&quot;ISSN&quot;:&quot;1600-0706&quot;,&quot;issue&quot;:&quot;4&quot;,&quot;language&quot;:&quot;en&quot;,&quot;note&quot;:&quot;_eprint: https://onlinelibrary.wiley.com/doi/pdf/10.1111/j.0030-1299.2008.16534.x&quot;,&quot;page&quot;:&quot;571-579&quot;,&quot;source&quot;:&quot;Wiley Online Library&quot;,&quot;title&quot;:&quot;Above and below ground impacts of terrestrial mammals and birds in a tropical forest&quot;,&quot;volume&quot;:&quot;117&quot;,&quot;author&quot;:[{&quot;family&quot;:&quot;Dunham&quot;,&quot;given&quot;:&quot;Amy E.&quot;}],&quot;issued&quot;:{&quot;date-parts&quot;:[[&quot;2008&quot;]]}}}],&quot;schema&quot;:&quot;https://github.com/citation-style-language/schema/raw/master/csl-citation.json&quot;} RNDcZbvdnwvUQ"/><text:span text:style-name="T100">.</text:span></text:p>
      <text:p text:style-name="P32"><text:soft-page-break/></text:p>
      <text:p text:style-name="P4"><text:span text:style-name="T7">[ MII ]</text:span><text:span text:style-name="T9"> </text:span><text:span text:style-name="T100">In </text:span><text:span text:style-name="T108">Terminalia amazonia,</text:span><text:span text:style-name="T100"> seed germination was negatively density‐dependent and the proportion of seeds germinating increased when insects were excluded. However, the magnitude of the insecticide effect was independent of density </text:span><text:reference-mark-start text:name="ZOTERO_ITEM CSL_CITATION {&quot;citationID&quot;:&quot;IWe6ivz8&quot;,&quot;properties&quot;:{&quot;formattedCitation&quot;:&quot;(Gripenberg et al., 2014)&quot;,&quot;plainCitation&quot;:&quot;(Gripenberg et al., 2014)&quot;,&quot;noteIndex&quot;:0},&quot;citationItems&quot;:[{&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schema&quot;:&quot;https://github.com/citation-style-language/schema/raw/master/csl-citation.json&quot;} RNDPBvnbckIHA"/><text:span text:style-name="T100">(Gripenberg et al., 2014)</text:span><text:reference-mark-end text:name="ZOTERO_ITEM CSL_CITATION {&quot;citationID&quot;:&quot;IWe6ivz8&quot;,&quot;properties&quot;:{&quot;formattedCitation&quot;:&quot;(Gripenberg et al., 2014)&quot;,&quot;plainCitation&quot;:&quot;(Gripenberg et al., 2014)&quot;,&quot;noteIndex&quot;:0},&quot;citationItems&quot;:[{&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schema&quot;:&quot;https://github.com/citation-style-language/schema/raw/master/csl-citation.json&quot;} RNDPBvnbckIHA"/><text:span text:style-name="T100">.</text:span></text:p>
      <text:p text:style-name="P32"/>
      <text:p text:style-name="P4"><text:span text:style-name="T100">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text:span><text:reference-mark-start text:name="ZOTERO_ITEM CSL_CITATION {&quot;citationID&quot;:&quot;tt9oy5Tp&quot;,&quot;properties&quot;:{&quot;formattedCitation&quot;:&quot;(Harrison &amp; Banks\\uc0\\u8208{}Leite, 2020)&quot;,&quot;plainCitation&quot;:&quot;(Harrison &amp; Banks‐Leite, 2020)&quot;,&quot;noteIndex&quot;:0},&quot;citationItems&quot;:[{&quot;id&quot;:2885,&quot;uris&quot;:[&quot;http://zotero.org/users/1954708/items/PZBG2JQD&quot;],&quot;uri&quot;:[&quot;http://zotero.org/users/1954708/items/PZBG2JQD&quot;],&quot;itemData&quot;:{&quot;id&quot;:288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quot;,&quot;DOI&quot;:&quot;https://doi.org/10.1111/cobi.13438&quot;,&quot;ISSN&quot;:&quot;1523-1739&quot;,&quot;issue&quot;:&quot;4&quot;,&quot;language&quot;:&quot;en&quot;,&quot;note&quot;:&quot;_eprint: https://conbio.onlinelibrary.wiley.com/doi/pdf/10.1111/cobi.13438&quot;,&quot;page&quot;:&quot;977-987&quot;,&quot;source&quot;:&quot;Wiley Online Library&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quot;schema&quot;:&quot;https://github.com/citation-style-language/schema/raw/master/csl-citation.json&quot;} RNDbKGCYHXaut"/><text:span text:style-name="T113">(Harrison &amp; Banks</text:span><text:span text:style-name="T114">‐Leite, 2020)</text:span><text:reference-mark-end text:name="ZOTERO_ITEM CSL_CITATION {&quot;citationID&quot;:&quot;tt9oy5Tp&quot;,&quot;properties&quot;:{&quot;formattedCitation&quot;:&quot;(Harrison &amp; Banks\\uc0\\u8208{}Leite, 2020)&quot;,&quot;plainCitation&quot;:&quot;(Harrison &amp; Banks‐Leite, 2020)&quot;,&quot;noteIndex&quot;:0},&quot;citationItems&quot;:[{&quot;id&quot;:2885,&quot;uris&quot;:[&quot;http://zotero.org/users/1954708/items/PZBG2JQD&quot;],&quot;uri&quot;:[&quot;http://zotero.org/users/1954708/items/PZBG2JQD&quot;],&quot;itemData&quot;:{&quot;id&quot;:288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quot;,&quot;DOI&quot;:&quot;https://doi.org/10.1111/cobi.13438&quot;,&quot;ISSN&quot;:&quot;1523-1739&quot;,&quot;issue&quot;:&quot;4&quot;,&quot;language&quot;:&quot;en&quot;,&quot;note&quot;:&quot;_eprint: https://conbio.onlinelibrary.wiley.com/doi/pdf/10.1111/cobi.13438&quot;,&quot;page&quot;:&quot;977-987&quot;,&quot;source&quot;:&quot;Wiley Online Library&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quot;schema&quot;:&quot;https://github.com/citation-style-language/schema/raw/master/csl-citation.json&quot;} RNDbKGCYHXaut"/><text:span text:style-name="T100">.</text:span></text:p>
      <text:p text:style-name="P32"/>
      <text:p text:style-name="P4"><text:span text:style-name="T7">[ MII ]</text:span><text:span text:style-name="T9"> </text:span><text:span text:style-name="T12">[</text:span><text:span text:style-name="T10">d1</text:span><text:span text:style-name="T12">] </text:span><text:span text:style-name="T132"><text:s/></text:span><text:span text:style-name="T133"><text:s/></text:span><text:span text:style-name="T134">(MacArthur and MacArthur 1961), which suggests that </text:span><text:span text:style-name="T138">birds recognize the structure rather than type of the vegetation</text:span><text:span text:style-name="T134">. However, such neat convergences in species densities of plants, insects, and desert lizards do not occur, which suggests that these groups may not always be saturated with species </text:span><text:span text:style-name="T135">[</text:span><text:a xlink:type="simple" xlink:href="http://www.zo.utexas.edu/courses/bio373/chapters/Chapter18/Chapter18.html" text:style-name="Internet_20_link" text:visited-style-name="Visited_20_Internet_20_Link"><text:span text:style-name="T99">http://www.zo.utexas.edu/courses/bio373/chapters/Chapter18/Chapter18.html</text:span></text:a><text:span text:style-name="T135">]. </text:span><text:span text:style-name="T136">It is similar with cursorial spiders – they recognize structure rather than the type </text:span><text:reference-mark-start text:name="ZOTERO_ITEM CSL_CITATION {&quot;citationID&quot;:&quot;JKB5RXy0&quot;,&quot;properties&quot;:{&quot;formattedCitation&quot;:&quot;(Hurd &amp; Fagan, 1992)&quot;,&quot;plainCitation&quot;:&quot;(Hurd &amp; Fagan, 1992)&quot;,&quot;noteIndex&quot;:0},&quot;citationItems&quot;:[{&quot;id&quot;:2895,&quot;uris&quot;:[&quot;http://zotero.org/users/1954708/items/7CDJ6D72&quot;],&quot;uri&quot;:[&quot;http://zotero.org/users/1954708/items/7CDJ6D72&quot;],&quot;itemData&quot;:{&quot;id&quot;:2895,&quot;type&quot;:&quot;article-journal&quot;,&quot;abstract&quot;:&quot;The structure of cursorial spider assemblages was examined along a gradient of four temperature successional communities. Species diversity (H'), richness (S), and evenness (J') exhibited a dichotomy between herbaceous and woody communities rather than a progressive change with community age: all three parameters were higher in the two younger fields than in the two older woodlands, which is contrary to conventional successional theory. Species importance curves were steeper in the two woody communities. The breadth of the distribution of adult body lengths was greater in the two herbaceous communities. Indices of community similarity revealed neither a successional trend nor the vegetative dichotomy. We suggest the hypothesis that habitat structure is a more important determinant of cursorial spider diversity than successional age per se, and that the switch in dominance from herbaceous to woody vegetation is the critical change. We further suggest that competition for prey is more important to cursorial spiders in early successional (herbaceous) communities, because of a switch in the limiting resource from prey in these communities to the amount of accumulating litter (a spatial resource) in older woody stands. This may explain the greater variation in adult body size of these generalist predators in the two younger communities.&quot;,&quot;container-title&quot;:&quot;Oecologia&quot;,&quot;DOI&quot;:&quot;10.1007/BF00317367&quot;,&quot;ISSN&quot;:&quot;1432-1939&quot;,&quot;issue&quot;:&quot;2&quot;,&quot;journalAbbreviation&quot;:&quot;Oecologia&quot;,&quot;language&quot;:&quot;eng&quot;,&quot;note&quot;:&quot;PMID: 28313054&quot;,&quot;page&quot;:&quot;215-221&quot;,&quot;source&quot;:&quot;PubMed&quot;,&quot;title&quot;:&quot;Cursorial spiders and succession: age or habitat structure?&quot;,&quot;title-short&quot;:&quot;Cursorial spiders and succession&quot;,&quot;volume&quot;:&quot;92&quot;,&quot;author&quot;:[{&quot;family&quot;:&quot;Hurd&quot;,&quot;given&quot;:&quot;L. E.&quot;},{&quot;family&quot;:&quot;Fagan&quot;,&quot;given&quot;:&quot;W. F.&quot;}],&quot;issued&quot;:{&quot;date-parts&quot;:[[&quot;1992&quot;,11]]}}}],&quot;schema&quot;:&quot;https://github.com/citation-style-language/schema/raw/master/csl-citation.json&quot;} RNDe2Kn0aGLLh"/><text:span text:style-name="T136">(Hurd &amp; Fagan, 1992)</text:span><text:reference-mark-end text:name="ZOTERO_ITEM CSL_CITATION {&quot;citationID&quot;:&quot;JKB5RXy0&quot;,&quot;properties&quot;:{&quot;formattedCitation&quot;:&quot;(Hurd &amp; Fagan, 1992)&quot;,&quot;plainCitation&quot;:&quot;(Hurd &amp; Fagan, 1992)&quot;,&quot;noteIndex&quot;:0},&quot;citationItems&quot;:[{&quot;id&quot;:2895,&quot;uris&quot;:[&quot;http://zotero.org/users/1954708/items/7CDJ6D72&quot;],&quot;uri&quot;:[&quot;http://zotero.org/users/1954708/items/7CDJ6D72&quot;],&quot;itemData&quot;:{&quot;id&quot;:2895,&quot;type&quot;:&quot;article-journal&quot;,&quot;abstract&quot;:&quot;The structure of cursorial spider assemblages was examined along a gradient of four temperature successional communities. Species diversity (H'), richness (S), and evenness (J') exhibited a dichotomy between herbaceous and woody communities rather than a progressive change with community age: all three parameters were higher in the two younger fields than in the two older woodlands, which is contrary to conventional successional theory. Species importance curves were steeper in the two woody communities. The breadth of the distribution of adult body lengths was greater in the two herbaceous communities. Indices of community similarity revealed neither a successional trend nor the vegetative dichotomy. We suggest the hypothesis that habitat structure is a more important determinant of cursorial spider diversity than successional age per se, and that the switch in dominance from herbaceous to woody vegetation is the critical change. We further suggest that competition for prey is more important to cursorial spiders in early successional (herbaceous) communities, because of a switch in the limiting resource from prey in these communities to the amount of accumulating litter (a spatial resource) in older woody stands. This may explain the greater variation in adult body size of these generalist predators in the two younger communities.&quot;,&quot;container-title&quot;:&quot;Oecologia&quot;,&quot;DOI&quot;:&quot;10.1007/BF00317367&quot;,&quot;ISSN&quot;:&quot;1432-1939&quot;,&quot;issue&quot;:&quot;2&quot;,&quot;journalAbbreviation&quot;:&quot;Oecologia&quot;,&quot;language&quot;:&quot;eng&quot;,&quot;note&quot;:&quot;PMID: 28313054&quot;,&quot;page&quot;:&quot;215-221&quot;,&quot;source&quot;:&quot;PubMed&quot;,&quot;title&quot;:&quot;Cursorial spiders and succession: age or habitat structure?&quot;,&quot;title-short&quot;:&quot;Cursorial spiders and succession&quot;,&quot;volume&quot;:&quot;92&quot;,&quot;author&quot;:[{&quot;family&quot;:&quot;Hurd&quot;,&quot;given&quot;:&quot;L. E.&quot;},{&quot;family&quot;:&quot;Fagan&quot;,&quot;given&quot;:&quot;W. F.&quot;}],&quot;issued&quot;:{&quot;date-parts&quot;:[[&quot;1992&quot;,11]]}}}],&quot;schema&quot;:&quot;https://github.com/citation-style-language/schema/raw/master/csl-citation.json&quot;} RNDe2Kn0aGLLh"/><text:span text:style-name="T136">. </text:span><text:span text:style-name="T137">Cursorial spiders were also more keen to feed on collembolans rather than on herbivores </text:span><text:reference-mark-start text:name="ZOTERO_ITEM CSL_CITATION {&quot;citationID&quot;:&quot;PnJMTWg7&quot;,&quot;properties&quot;:{&quot;formattedCitation&quot;:&quot;(Birkhofer &amp; Wolters, 2012)&quot;,&quot;plainCitation&quot;:&quot;(Birkhofer &amp; Wolters, 2012)&quot;,&quot;noteIndex&quot;:0},&quot;citationItems&quot;:[{&quot;id&quot;:2893,&quot;uris&quot;:[&quot;http://zotero.org/users/1954708/items/2QCY9UPJ&quot;],&quot;uri&quot;:[&quot;http://zotero.org/users/1954708/items/2QCY9UPJ&quot;],&quot;itemData&quot;:{&quot;id&quot;:2893,&quot;type&quot;:&quot;article-journal&quot;,&quot;abstract&quot;:&quot;Aim We compiled data on prey utilization of spiders at a global scale to better understand the relationship between current climate or net primary production (NPP) and diet breadth, evenness and composition in spiders. We test whether the productivity and the diversity–climatic-stability (DCS) hypotheses focusing on diversity patterns may also explain global patterns in prey utilization by web-building and cursorial spiders. Location A global dataset of 95 data points from semi-natural and natural terrestrial habitats spanning 41.3° S to 56.1° N. Methods We collected data on spider prey (29 groups, mostly order-level invertebrate taxa) through extensive literature research to identify the relationship between climatic conditions and NPP and spider diets based on 66 studies of prey composition in 82 spider species. Results The number of prey groups in spider diets was positively related to NPP, after accounting for differences in sampling effort in the original studies. In general, diet breadth was significantly higher for spider species in tropical environments. Prey individuals in spider diets were more evenly distributed among different prey groups in warmer environments with lower fluctuations in precipitation. Collembola and other spiders were more common prey for spiders with a cursorial hunting mode. Myriapoda and Collembola were more common prey in cooler climates with more stable precipitation, whereas Isoptera, Lepidoptera, Psocoptera and Coleoptera showed the opposite pattern. Main conclusions The positive relationship between diet breadth and NPP and the negative relationship between prey evenness and seasonality in precipitation support the productivity and the DCS hypotheses, respectively. This effect on global patterns of invertebrate predator–prey interactions suggests that trophic interactions between spiders and their prey are sensitive to climatic conditions. Climatic conditions may not only affect spider community composition, but also considerably alter the functional role of these abundant invertebrate predators in terrestrial ecosystems.&quot;,&quot;container-title&quot;:&quot;Global Ecology and Biogeography&quot;,&quot;DOI&quot;:&quot;https://doi.org/10.1111/j.1466-8238.2011.00654.x&quot;,&quot;ISSN&quot;:&quot;1466-8238&quot;,&quot;issue&quot;:&quot;2&quot;,&quot;language&quot;:&quot;en&quot;,&quot;note&quot;:&quot;_eprint: https://onlinelibrary.wiley.com/doi/pdf/10.1111/j.1466-8238.2011.00654.x&quot;,&quot;page&quot;:&quot;100-108&quot;,&quot;source&quot;:&quot;Wiley Online Library&quot;,&quot;title&quot;:&quot;The global relationship between climate, net primary production and the diet of spiders&quot;,&quot;volume&quot;:&quot;21&quot;,&quot;author&quot;:[{&quot;family&quot;:&quot;Birkhofer&quot;,&quot;given&quot;:&quot;Klaus&quot;},{&quot;family&quot;:&quot;Wolters&quot;,&quot;given&quot;:&quot;Volkmar&quot;}],&quot;issued&quot;:{&quot;date-parts&quot;:[[&quot;2012&quot;]]}}}],&quot;schema&quot;:&quot;https://github.com/citation-style-language/schema/raw/master/csl-citation.json&quot;} RNDWt3yoxnxb0"/><text:span text:style-name="T137">(Birkhofer &amp; Wolters, 2012)</text:span><text:reference-mark-end text:name="ZOTERO_ITEM CSL_CITATION {&quot;citationID&quot;:&quot;PnJMTWg7&quot;,&quot;properties&quot;:{&quot;formattedCitation&quot;:&quot;(Birkhofer &amp; Wolters, 2012)&quot;,&quot;plainCitation&quot;:&quot;(Birkhofer &amp; Wolters, 2012)&quot;,&quot;noteIndex&quot;:0},&quot;citationItems&quot;:[{&quot;id&quot;:2893,&quot;uris&quot;:[&quot;http://zotero.org/users/1954708/items/2QCY9UPJ&quot;],&quot;uri&quot;:[&quot;http://zotero.org/users/1954708/items/2QCY9UPJ&quot;],&quot;itemData&quot;:{&quot;id&quot;:2893,&quot;type&quot;:&quot;article-journal&quot;,&quot;abstract&quot;:&quot;Aim We compiled data on prey utilization of spiders at a global scale to better understand the relationship between current climate or net primary production (NPP) and diet breadth, evenness and composition in spiders. We test whether the productivity and the diversity–climatic-stability (DCS) hypotheses focusing on diversity patterns may also explain global patterns in prey utilization by web-building and cursorial spiders. Location A global dataset of 95 data points from semi-natural and natural terrestrial habitats spanning 41.3° S to 56.1° N. Methods We collected data on spider prey (29 groups, mostly order-level invertebrate taxa) through extensive literature research to identify the relationship between climatic conditions and NPP and spider diets based on 66 studies of prey composition in 82 spider species. Results The number of prey groups in spider diets was positively related to NPP, after accounting for differences in sampling effort in the original studies. In general, diet breadth was significantly higher for spider species in tropical environments. Prey individuals in spider diets were more evenly distributed among different prey groups in warmer environments with lower fluctuations in precipitation. Collembola and other spiders were more common prey for spiders with a cursorial hunting mode. Myriapoda and Collembola were more common prey in cooler climates with more stable precipitation, whereas Isoptera, Lepidoptera, Psocoptera and Coleoptera showed the opposite pattern. Main conclusions The positive relationship between diet breadth and NPP and the negative relationship between prey evenness and seasonality in precipitation support the productivity and the DCS hypotheses, respectively. This effect on global patterns of invertebrate predator–prey interactions suggests that trophic interactions between spiders and their prey are sensitive to climatic conditions. Climatic conditions may not only affect spider community composition, but also considerably alter the functional role of these abundant invertebrate predators in terrestrial ecosystems.&quot;,&quot;container-title&quot;:&quot;Global Ecology and Biogeography&quot;,&quot;DOI&quot;:&quot;https://doi.org/10.1111/j.1466-8238.2011.00654.x&quot;,&quot;ISSN&quot;:&quot;1466-8238&quot;,&quot;issue&quot;:&quot;2&quot;,&quot;language&quot;:&quot;en&quot;,&quot;note&quot;:&quot;_eprint: https://onlinelibrary.wiley.com/doi/pdf/10.1111/j.1466-8238.2011.00654.x&quot;,&quot;page&quot;:&quot;100-108&quot;,&quot;source&quot;:&quot;Wiley Online Library&quot;,&quot;title&quot;:&quot;The global relationship between climate, net primary production and the diet of spiders&quot;,&quot;volume&quot;:&quot;21&quot;,&quot;author&quot;:[{&quot;family&quot;:&quot;Birkhofer&quot;,&quot;given&quot;:&quot;Klaus&quot;},{&quot;family&quot;:&quot;Wolters&quot;,&quot;given&quot;:&quot;Volkmar&quot;}],&quot;issued&quot;:{&quot;date-parts&quot;:[[&quot;2012&quot;]]}}}],&quot;schema&quot;:&quot;https://github.com/citation-style-language/schema/raw/master/csl-citation.json&quot;} RNDWt3yoxnxb0"/><text:span text:style-name="T137">.</text:span></text:p>
      <text:p text:style-name="P33"/>
      <text:p text:style-name="P34"><text:span text:style-name="T15">[ MII ]</text:span><text:span text:style-name="T16"> </text:span><text:span text:style-name="T18">[</text:span><text:span text:style-name="T17">d1</text:span><text:span text:style-name="T18">]</text:span><text:span text:style-name="T144"> </text:span><text:span text:style-name="T145">Lack of this effect might suggest that herbivory might be limited by ability to assimilate food by herbivores. Populations might be unable to compensate for the need to search for additional food sources, which would increase mortality. However, we tested herbivore additions under exclosures, therefore preventing increased pressure from predatrs. There might be an optimal strategy resulting in lower abundance, allowing for low competition and low predatory pressure. <text:s/></text:span></text:p>
      <text:p text:style-name="P18"/>
      <text:p text:style-name="P47"><text:bookmark-start text:name="__DdeLink__3504_1966417229"/><text:span text:style-name="T14">[VN]</text:span><text:span text:style-name="T115"> </text:span><text:bookmark-end text:name="__DdeLink__3504_1966417229"/><text:span text:style-name="T115">These graphs show a general tendency for a </text:span><text:span text:style-name="T116">coordinated response –</text:span><text:span text:style-name="T115"> either plants, herbivores and IP predators </text:span><text:span text:style-name="T116">all respond negatively, or they all respond positively</text:span><text:span text:style-name="T115">, and either they all respond a little or they all respond a lot, creating thus general positive trends in all these graphs. Further, the response can be either positive or negative in any of these groups</text:span></text:p>
      <text:p text:style-name="P44"/>
      <text:p text:style-name="P46"><text:span text:style-name="T14">[VN]</text:span><text:span text:style-name="T115"> This suggests to me that the treatment which is being measured – </text:span><text:span text:style-name="T116">predators</text:span><text:span text:style-name="T115"> – does not have strong (or any) effect, and that </text:span><text:span text:style-name="T116">some other underlying variability is jointly affecting the entire community.</text:span><text:span text:style-name="T115"> I attach an Excel with a few such graphs generated by </text:span><text:span text:style-name="T116">simple models</text:span><text:span text:style-name="T115"> – having 10 plots with a </text:span><text:span text:style-name="T116">carrying capacity</text:span><text:span text:style-name="T115"> defined for each [either ranging from 1 to 10, or the same for each plot], and then the abundance of plants derived from that carrying capacity with some random noise, and the </text:span><text:span text:style-name="T116">herbivores derived either from plant abundance</text:span><text:span text:style-name="T115"> (again with random noise) or </text:span><text:span text:style-name="T116">directly from the carrying capacity.</text:span><text:span text:style-name="T115"> When the half of the plots is randomly assigned to a “treatment” and log effects ratios calculated, they tend to generate similar graphs as those above.</text:span></text:p>
      <text:p text:style-name="P6"/>
      <text:p text:style-name="P6"/>
      <text:p text:style-name="P4"><text:span text:style-name="T141">M</text:span><text:span text:style-name="T140">aterials and methods</text:span></text:p>
      <text:p text:style-name="P38"><text:bookmark text:name="study-sites"/>Study sites</text:p>
      <text:p text:style-name="P39">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text:soft-page-break/>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38"><text:bookmark text:name="experimental-design"/>Experimental design</text:p>
      <text:p text:style-name="P40"><text:span text:style-name="T142">Within a radius of 3 km from the village, we selected six experimental gardens (blocks) 3-5 years old, each covering an area of approximately 400 m</text:span><text:span text:style-name="T146">2</text:span><text:span text:style-name="T142">, separated by a minimal distance of 200 m. To ensure unified conditions for the initial succession within each block, we cleared all aboveground vegetation and removed all the rocks and dead wood so that bare soil covered ≥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39">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39">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39">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39">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text:soft-page-break/>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40"><text:span text:style-name="T142">5. Increased herbivory – moderate level (H1). We used locally common, highly polyphagous, and flightless </text:span><text:span text:style-name="T143">Oribius</text:span><text:span text:style-name="T142"> </text:span><text:span text:style-name="T143">sp.</text:span><text:span text:style-name="T142">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40"><text:span text:style-name="T142">6. Increased herbivory – high level (H2). The same treatment as above was applied, but with 125 </text:span><text:span text:style-name="T143">Oribius sp.</text:span><text:span text:style-name="T142"> weevils introduced every two weeks per plot.</text:span></text:p>
      <text:p text:style-name="P39">Having six experimental treatments, organized in six blocks allowed us to achieve 80% of statistical power for the effect sizes of approximately 15% shift in baseline descriptor value (Appendix A.6, Supporting Information) </text:p>
      <text:p text:style-name="P38"><text:bookmark text:name="sampling"/>Sampling</text:p>
      <text:p text:style-name="P40"><text:span text:style-name="T139">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147">2 </text:span><text:span text:style-name="T139">g</text:span><text:span text:style-name="T147">-1</text:span><text:span text:style-name="T139">)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40"><text:span text:style-name="T101">For all herbivore species we evaluated </text:span><text:span text:style-name="T102">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02">(Poisot, Lepennetier, Martinez, Ra</text:span><text:span text:style-name="T103">zz&lt;</text:span><text:span text:style-name="T102">msayer, &amp; Hochberg, 2011)</text:span><text:reference-mark-end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02">.</text:span></text:p>
      <text:p text:style-name="P35">We evaluated diet switching abilities of species…</text:p>
      <text:p text:style-name="P35"/>
      <text:p text:style-name="P36">Discussion</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WenQuanYi Zen Hei Sharp" style:font-family-asian="'WenQuanYi Zen Hei Sharp'"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ListLabel_20_1" style:display-name="ListLabel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 style:display-name="ListLabel 13"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4T13:02:59.542859154</meta:creation-date>
    <dc:date>2021-05-27T08:59:30.901767599</dc:date>
    <meta:editing-duration>PT5H24M40S</meta:editing-duration>
    <meta:editing-cycles>12</meta:editing-cycles>
    <meta:generator>LibreOffice/6.1.6.3$Linux_X86_64 LibreOffice_project/10$Build-3</meta:generator>
    <meta:document-statistic meta:table-count="0" meta:image-count="0" meta:object-count="0" meta:page-count="6" meta:paragraph-count="49" meta:word-count="3192" meta:character-count="21320" meta:non-whitespace-character-count="18147"/>
  </office:meta>
</office:document-meta>
</file>